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false"/>
    </style:style>
    <style:style style:name="ro3" style:family="table-row">
      <style:table-row-properties style:row-height="3.738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26pt solid #000000"/>
      <style:text-properties fo:text-shadow="none" fo:font-weight="bold"/>
    </style:style>
    <style:style style:name="ce3" style:family="table-cell" style:parent-style-name="Default" style:data-style-name="N112">
      <style:table-cell-properties fo:background-color="#e6e6e6" fo:border="0.26pt solid #000000"/>
      <style:text-properties fo:font-weight="bold"/>
    </style:style>
    <style:style style:name="ce4" style:family="table-cell" style:parent-style-name="Default">
      <style:table-cell-properties fo:background-color="#e6e6e6" style:text-align-source="fix" style:repeat-content="false" fo:wrap-option="wrap" fo:border="0.26pt solid #000000" style:rotation-angle="55" style:rotation-align="bottom" style:shrink-to-fit="false" style:vertical-align="bottom" style:vertical-justify="auto"/>
      <style:paragraph-properties fo:text-align="center" css3t:text-justify="auto"/>
      <style:text-properties fo:text-shadow="none" fo:font-weight="bold" fo:hyphenate="false"/>
    </style:style>
    <style:style style:name="ce5" style:family="table-cell" style:parent-style-name="Default" style:data-style-name="N110">
      <style:table-cell-properties fo:border-bottom="0.26pt solid #b3b3b3" fo:background-color="#ffffcc" fo:border-left="none" fo:border-right="0.26pt solid #b3b3b3" fo:border-top="none"/>
    </style:style>
    <style:style style:name="ce6" style:family="table-cell" style:parent-style-name="Default" style:data-style-name="N110">
      <style:table-cell-properties fo:border-bottom="0.26pt solid #b3b3b3" fo:background-color="#ffffcc" fo:border-left="none" fo:border-right="0.26pt solid #b3b3b3" fo:border-top="0.26pt solid #b3b3b3"/>
    </style:style>
    <style:style style:name="ce7" style:family="table-cell" style:parent-style-name="Default" style:data-style-name="N110">
      <style:table-cell-properties fo:border-bottom="0.26pt solid #b3b3b3" fo:border-left="none" fo:border-right="0.26pt solid #b3b3b3" fo:border-top="0.26pt solid #b3b3b3"/>
    </style:style>
    <style:style style:name="ce8" style:family="table-cell" style:parent-style-name="Default" style:data-style-name="N110">
      <style:table-cell-properties fo:border-bottom="none" fo:border-left="none" fo:border-right="0.26pt solid #b3b3b3" fo:border-top="0.26pt solid #b3b3b3"/>
    </style:style>
    <style:style style:name="ce9" style:family="table-cell" style:parent-style-name="Default" style:data-style-name="N110">
      <style:table-cell-properties fo:background-color="#e6e6e6" fo:border="0.26pt solid #000000"/>
      <style:text-properties fo:font-weight="bold"/>
    </style:style>
    <style:style style:name="ce10" style:family="table-cell" style:parent-style-name="Default" style:data-style-name="N111">
      <style:table-cell-properties fo:background-color="#e6e6e6" fo:border="0.26pt solid #000000"/>
      <style:text-properties fo:font-weight="bold"/>
    </style:style>
    <style:style style:name="ce11" style:family="table-cell" style:parent-style-name="Default" style:data-style-name="N10"/>
    <style:style style:name="ce12" style:family="table-cell" style:parent-style-name="Default" style:data-style-name="N110">
      <style:table-cell-properties fo:border-bottom="0.26pt solid #b3b3b3" fo:background-color="#ffffcc" fo:border-left="0.26pt solid #b3b3b3" fo:border-right="0.26pt solid #b3b3b3" fo:border-top="none"/>
    </style:style>
    <style:style style:name="ce13" style:family="table-cell" style:parent-style-name="Default" style:data-style-name="N110">
      <style:table-cell-properties fo:background-color="#ffffcc" fo:border="0.26pt solid #b3b3b3"/>
    </style:style>
    <style:style style:name="ce14" style:family="table-cell" style:parent-style-name="Default" style:data-style-name="N110">
      <style:table-cell-properties fo:border="0.26pt solid #b3b3b3"/>
    </style:style>
    <style:style style:name="ce15" style:family="table-cell" style:parent-style-name="Default" style:data-style-name="N110">
      <style:table-cell-properties fo:border-bottom="none" fo:border-left="0.26pt solid #b3b3b3" fo:border-right="0.26pt solid #b3b3b3" fo:border-top="0.26pt solid #b3b3b3"/>
    </style:style>
    <style:style style:name="ce16" style:family="table-cell" style:parent-style-name="Default" style:data-style-name="N110">
      <style:table-cell-properties fo:border-bottom="0.26pt solid #b3b3b3" fo:background-color="#ffffcc" fo:border-left="0.26pt solid #b3b3b3" fo:border-right="none" fo:border-top="none"/>
    </style:style>
    <style:style style:name="ce17" style:family="table-cell" style:parent-style-name="Default" style:data-style-name="N110">
      <style:table-cell-properties fo:border-bottom="0.26pt solid #b3b3b3" fo:background-color="#ffffcc" fo:border-left="0.26pt solid #b3b3b3" fo:border-right="none" fo:border-top="0.26pt solid #b3b3b3"/>
    </style:style>
    <style:style style:name="ce18" style:family="table-cell" style:parent-style-name="Default" style:data-style-name="N110">
      <style:table-cell-properties fo:border-bottom="0.26pt solid #b3b3b3" fo:border-left="0.26pt solid #b3b3b3" fo:border-right="none" fo:border-top="0.26pt solid #b3b3b3"/>
    </style:style>
    <style:style style:name="ce19" style:family="table-cell" style:parent-style-name="Default" style:data-style-name="N110">
      <style:table-cell-properties fo:border-bottom="none" fo:border-left="0.26pt solid #b3b3b3" fo:border-right="none" fo:border-top="0.26pt solid #b3b3b3"/>
    </style:style>
    <style:style style:name="ce20" style:family="table-cell" style:parent-style-name="Default" style:data-style-name="N110">
      <style:table-cell-properties fo:background-color="#e6e6e6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3"/>
        <table:table-column table:style-name="co2" table:default-cell-style-name="ce6"/>
        <table:table-column table:style-name="co2" table:number-columns-repeated="4" table:default-cell-style-name="ce13"/>
        <table:table-column table:style-name="co2" table:default-cell-style-name="ce17"/>
        <table:table-column table:style-name="co4" table:number-columns-repeated="3" table:default-cell-style-name="ce9"/>
        <table:table-column table:style-name="co4" table:default-cell-style-name="ce10"/>
        <table:table-row table:style-name="ro2">
          <table:table-cell table:style-name="ce1" office:value-type="string">
            <text:p>Von</text:p>
          </table:table-cell>
          <table:table-cell table:style-name="ce1" table:formula="of:=MIN([.A3:.A82])" office:value-type="date" office:date-value="2011-11-29">
            <text:p>29.11.11</text:p>
          </table:table-cell>
          <table:table-cell table:style-name="ce1" office:value-type="string">
            <text:p>Bis</text:p>
          </table:table-cell>
          <table:table-cell table:style-name="ce1" table:formula="of:=MAX([.A3:.A82])" office:value-type="date" office:date-value="2012-02-16">
            <text:p>16.02.12</text:p>
          </table:table-cell>
          <table:table-cell table:style-name="ce1" office:value-type="string">
            <text:p>Dauer (Tage)</text:p>
          </table:table-cell>
          <table:table-cell table:style-name="ce1" table:formula="of:=DAYS([.D1];[.B1])+1" office:value-type="float" office:value="80">
            <text:p>80</text:p>
          </table:table-cell>
          <table:table-cell table:style-name="ce1" office:value-type="string">
            <text:p>Pro Tag (Std)</text:p>
          </table:table-cell>
          <table:table-cell table:style-name="ce20" table:formula="of:=[.H84]/[.F1]" office:value-type="time" office:time-value="PT02H37M30S">
            <text:p>02:37</text:p>
          </table:table-cell>
          <table:table-cell table:style-name="ce1"/>
          <table:table-cell table:style-name="Default" table:number-columns-repeated="2"/>
        </table:table-row>
        <table:table-row table:style-name="ro3">
          <table:table-cell table:style-name="ce2"/>
          <table:table-cell table:style-name="ce4" office:value-type="string">
            <text:p>Projektmanagement</text:p>
          </table:table-cell>
          <table:table-cell table:style-name="ce4" office:value-type="string">
            <text:p>Anforderungsermittlung und Konzeption</text:p>
          </table:table-cell>
          <table:table-cell table:style-name="ce4" office:value-type="string">
            <text:p>Architektur</text:p>
          </table:table-cell>
          <table:table-cell table:style-name="ce4" office:value-type="string">
            <text:p>Implementierung</text:p>
          </table:table-cell>
          <table:table-cell table:style-name="ce4" office:value-type="string">
            <text:p>Dokumentation</text:p>
          </table:table-cell>
          <table:table-cell table:style-name="ce4" office:value-type="string">
            <text:p>Testen</text:p>
          </table:table-cell>
          <table:table-cell table:style-name="ce4" office:value-type="string">
            <text:p>Tagessummen</text:p>
          </table:table-cell>
          <table:table-cell table:style-name="ce4" office:value-type="string">
            <text:p>Gesamtsumme (Ist)</text:p>
          </table:table-cell>
          <table:table-cell table:style-name="ce4" office:value-type="string">
            <text:p>Gesamtsumme (Soll)</text:p>
          </table:table-cell>
          <table:table-cell table:style-name="ce4" office:value-type="string">
            <text:p>Gesamtsumme (Diff)</text:p>
          </table:table-cell>
        </table:table-row>
        <table:table-row table:style-name="ro5">
          <table:table-cell office:value-type="date" office:date-value="2011-11-29">
            <text:p>Di, 29.11.2011</text:p>
          </table:table-cell>
          <table:table-cell table:style-name="ce5" office:value-type="time" office:time-value="PT01H00M00S">
            <text:p>01:00</text:p>
          </table:table-cell>
          <table:table-cell table:style-name="ce12" office:value-type="time" office:time-value="PT02H00M00S">
            <text:p>02:00</text:p>
          </table:table-cell>
          <table:table-cell table:style-name="ce12" office:value-type="time" office:time-value="PT01H00M00S">
            <text:p>01:00</text:p>
          </table:table-cell>
          <table:table-cell table:style-name="ce12" table:number-columns-repeated="2"/>
          <table:table-cell table:style-name="ce16"/>
          <table:table-cell table:formula="of:=SUM([.B3:.G3])" office:value-type="time" office:time-value="PT04H00M00S">
            <text:p>04:00</text:p>
          </table:table-cell>
          <table:table-cell table:formula="of:=[.H3]" office:value-type="time" office:time-value="PT04H00M00S">
            <text:p>04:00</text:p>
          </table:table-cell>
          <table:table-cell table:formula="of:=[.$H$1]" office:value-type="time" office:time-value="PT02H37M30S">
            <text:p>02:37</text:p>
          </table:table-cell>
          <table:table-cell table:formula="of:=-[.J3]+[.I3]" office:value-type="time" office:time-value="PT01H22M30S">
            <text:p>01:22</text:p>
          </table:table-cell>
        </table:table-row>
        <table:table-row table:style-name="ro5">
          <table:table-cell table:formula="of:=[.A3]+1" office:value-type="date" office:date-value="2011-11-30">
            <text:p>Mi, 30.11.2011</text:p>
          </table:table-cell>
          <table:table-cell/>
          <table:table-cell office:value-type="time" office:time-value="PT02H00M00S">
            <text:p>02:00</text:p>
          </table:table-cell>
          <table:table-cell office:value-type="time" office:time-value="PT01H00M00S">
            <text:p>01:00</text:p>
          </table:table-cell>
          <table:table-cell table:number-columns-repeated="3"/>
          <table:table-cell table:formula="of:=SUM([.B4:.G4])" office:value-type="time" office:time-value="PT03H00M00S">
            <text:p>03:00</text:p>
          </table:table-cell>
          <table:table-cell table:formula="of:=IF([.A4]&lt;=TODAY() ;[.I3]+[.H4];NA())" office:value-type="time" office:time-value="PT07H00M00S">
            <text:p>07:00</text:p>
          </table:table-cell>
          <table:table-cell table:formula="of:=[.J3]+[.$H$1]" office:value-type="time" office:time-value="PT05H15M00S">
            <text:p>05:15</text:p>
          </table:table-cell>
          <table:table-cell table:formula="of:=-[.J4]+[.I4]" office:value-type="time" office:time-value="PT01H45M00S">
            <text:p>01:45</text:p>
          </table:table-cell>
        </table:table-row>
        <table:table-row table:style-name="ro5">
          <table:table-cell table:formula="of:=[.A4]+1" office:value-type="date" office:date-value="2011-12-01">
            <text:p>Do, 01.12.2011</text:p>
          </table:table-cell>
          <table:table-cell table:number-columns-repeated="3" office:value-type="time" office:time-value="PT01H00M00S">
            <text:p>01:00</text:p>
          </table:table-cell>
          <table:table-cell office:value-type="time" office:time-value="PT04H00M00S">
            <text:p>04:00</text:p>
          </table:table-cell>
          <table:table-cell table:number-columns-repeated="2"/>
          <table:table-cell table:formula="of:=SUM([.B5:.G5])" office:value-type="time" office:time-value="PT07H00M00S">
            <text:p>07:00</text:p>
          </table:table-cell>
          <table:table-cell table:formula="of:=IF([.A5]&lt;=TODAY() ;[.I4]+[.H5];NA())" office:value-type="time" office:time-value="PT14H00M00S">
            <text:p>14:00</text:p>
          </table:table-cell>
          <table:table-cell table:formula="of:=[.J4]+[.$H$1]" office:value-type="time" office:time-value="PT07H52M30S">
            <text:p>07:52</text:p>
          </table:table-cell>
          <table:table-cell table:formula="of:=-[.J5]+[.I5]" office:value-type="time" office:time-value="PT06H07M30S">
            <text:p>06:07</text:p>
          </table:table-cell>
        </table:table-row>
        <table:table-row table:style-name="ro5">
          <table:table-cell table:formula="of:=[.A5]+1" office:value-type="date" office:date-value="2011-12-02">
            <text:p>Fr, 02.12.2011</text:p>
          </table:table-cell>
          <table:table-cell/>
          <table:table-cell office:value-type="time" office:time-value="PT01H00M00S">
            <text:p>01:00</text:p>
          </table:table-cell>
          <table:table-cell/>
          <table:table-cell office:value-type="time" office:time-value="PT03H00M00S">
            <text:p>03:00</text:p>
          </table:table-cell>
          <table:table-cell table:number-columns-repeated="2"/>
          <table:table-cell table:formula="of:=SUM([.B6:.G6])" office:value-type="time" office:time-value="PT04H00M00S">
            <text:p>04:00</text:p>
          </table:table-cell>
          <table:table-cell table:formula="of:=IF([.A6]&lt;=TODAY() ;[.I5]+[.H6];NA())" office:value-type="time" office:time-value="PT18H00M00S">
            <text:p>18:00</text:p>
          </table:table-cell>
          <table:table-cell table:formula="of:=[.J5]+[.$H$1]" office:value-type="time" office:time-value="PT10H30M00S">
            <text:p>10:30</text:p>
          </table:table-cell>
          <table:table-cell table:formula="of:=-[.J6]+[.I6]" office:value-type="time" office:time-value="PT07H30M00S">
            <text:p>07:30</text:p>
          </table:table-cell>
        </table:table-row>
        <table:table-row table:style-name="ro5">
          <table:table-cell table:formula="of:=[.A6]+1" office:value-type="date" office:date-value="2011-12-03">
            <text:p>Sa, 03.12.2011</text:p>
          </table:table-cell>
          <table:table-cell table:number-columns-repeated="2"/>
          <table:table-cell office:value-type="time" office:time-value="PT01H00M00S">
            <text:p>01:00</text:p>
          </table:table-cell>
          <table:table-cell office:value-type="time" office:time-value="PT04H00M00S">
            <text:p>04:00</text:p>
          </table:table-cell>
          <table:table-cell table:number-columns-repeated="2"/>
          <table:table-cell table:formula="of:=SUM([.B7:.G7])" office:value-type="time" office:time-value="PT05H00M00S">
            <text:p>05:00</text:p>
          </table:table-cell>
          <table:table-cell table:formula="of:=IF([.A7]&lt;=TODAY() ;[.I6]+[.H7];NA())" office:value-type="time" office:time-value="PT23H00M00S">
            <text:p>23:00</text:p>
          </table:table-cell>
          <table:table-cell table:formula="of:=[.J6]+[.$H$1]" office:value-type="time" office:time-value="PT13H07M30S">
            <text:p>13:07</text:p>
          </table:table-cell>
          <table:table-cell table:formula="of:=-[.J7]+[.I7]" office:value-type="time" office:time-value="PT09H52M30S">
            <text:p>09:52</text:p>
          </table:table-cell>
        </table:table-row>
        <table:table-row table:style-name="ro5">
          <table:table-cell table:formula="of:=[.A7]+1" office:value-type="date" office:date-value="2011-12-04">
            <text:p>So, 04.12.2011</text:p>
          </table:table-cell>
          <table:table-cell table:number-columns-repeated="3"/>
          <table:table-cell office:value-type="time" office:time-value="PT01H00M00S">
            <text:p>01:00</text:p>
          </table:table-cell>
          <table:table-cell table:number-columns-repeated="2"/>
          <table:table-cell table:formula="of:=SUM([.B8:.G8])" office:value-type="time" office:time-value="PT01H00M00S">
            <text:p>01:00</text:p>
          </table:table-cell>
          <table:table-cell table:formula="of:=IF([.A8]&lt;=TODAY() ;[.I7]+[.H8];NA())" office:value-type="time" office:time-value="PT24H00M00S">
            <text:p>24:00</text:p>
          </table:table-cell>
          <table:table-cell table:formula="of:=[.J7]+[.$H$1]" office:value-type="time" office:time-value="PT15H45M00S">
            <text:p>15:45</text:p>
          </table:table-cell>
          <table:table-cell table:formula="of:=-[.J8]+[.I8]" office:value-type="time" office:time-value="PT08H15M00S">
            <text:p>08:15</text:p>
          </table:table-cell>
        </table:table-row>
        <table:table-row table:style-name="ro5">
          <table:table-cell table:formula="of:=[.A8]+1" office:value-type="date" office:date-value="2011-12-05">
            <text:p>Mo, 05.12.2011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9:.G9])" office:value-type="time" office:time-value="PT00H00M00S">
            <text:p>00:00</text:p>
          </table:table-cell>
          <table:table-cell table:formula="of:=IF([.A9]&lt;=TODAY() ;[.I8]+[.H9];NA())" office:value-type="time" office:time-value="PT24H00M00S">
            <text:p>24:00</text:p>
          </table:table-cell>
          <table:table-cell table:formula="of:=[.J8]+[.$H$1]" office:value-type="time" office:time-value="PT18H22M30S">
            <text:p>18:22</text:p>
          </table:table-cell>
          <table:table-cell table:formula="of:=-[.J9]+[.I9]" office:value-type="time" office:time-value="PT05H37M30S">
            <text:p>05:37</text:p>
          </table:table-cell>
        </table:table-row>
        <table:table-row table:style-name="ro5">
          <table:table-cell table:formula="of:=[.A9]+1" office:value-type="date" office:date-value="2011-12-06">
            <text:p>Di, 06.12.2011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10:.G10])" office:value-type="time" office:time-value="PT00H00M00S">
            <text:p>00:00</text:p>
          </table:table-cell>
          <table:table-cell table:formula="of:=IF([.A10]&lt;=TODAY() ;[.I9]+[.H10];NA())" office:value-type="time" office:time-value="PT24H00M00S">
            <text:p>24:00</text:p>
          </table:table-cell>
          <table:table-cell table:formula="of:=[.J9]+[.$H$1]" office:value-type="time" office:time-value="PT21H00M00S">
            <text:p>21:00</text:p>
          </table:table-cell>
          <table:table-cell table:formula="of:=-[.J10]+[.I10]" office:value-type="time" office:time-value="PT03H00M00S">
            <text:p>03:00</text:p>
          </table:table-cell>
        </table:table-row>
        <table:table-row table:style-name="ro5">
          <table:table-cell table:formula="of:=[.A10]+1" office:value-type="date" office:date-value="2011-12-07">
            <text:p>Mi, 07.12.2011</text:p>
          </table:table-cell>
          <table:table-cell table:style-name="ce7"/>
          <table:table-cell table:style-name="ce14" office:value-type="time" office:time-value="PT01H00M00S">
            <text:p>01:00</text:p>
          </table:table-cell>
          <table:table-cell table:style-name="ce14"/>
          <table:table-cell table:style-name="ce14" office:value-type="time" office:time-value="PT02H00M00S">
            <text:p>02:00</text:p>
          </table:table-cell>
          <table:table-cell table:style-name="ce14"/>
          <table:table-cell table:style-name="ce18"/>
          <table:table-cell table:formula="of:=SUM([.B11:.G11])" office:value-type="time" office:time-value="PT03H00M00S">
            <text:p>03:00</text:p>
          </table:table-cell>
          <table:table-cell table:formula="of:=IF([.A11]&lt;=TODAY() ;[.I10]+[.H11];NA())" office:value-type="time" office:time-value="PT27H00M00S">
            <text:p>27:00</text:p>
          </table:table-cell>
          <table:table-cell table:formula="of:=[.J10]+[.$H$1]" office:value-type="time" office:time-value="PT23H37M30S">
            <text:p>23:37</text:p>
          </table:table-cell>
          <table:table-cell table:formula="of:=-[.J11]+[.I11]" office:value-type="time" office:time-value="PT03H22M30S">
            <text:p>03:22</text:p>
          </table:table-cell>
        </table:table-row>
        <table:table-row table:style-name="ro5">
          <table:table-cell table:formula="of:=[.A11]+1" office:value-type="date" office:date-value="2011-12-08">
            <text:p>Do, 08.12.2011</text:p>
          </table:table-cell>
          <table:table-cell table:style-name="ce7"/>
          <table:table-cell table:style-name="ce14"/>
          <table:table-cell table:style-name="ce14" office:value-type="time" office:time-value="PT00H30M00S">
            <text:p>00:30</text:p>
          </table:table-cell>
          <table:table-cell table:style-name="ce14" office:value-type="time" office:time-value="PT01H00M00S">
            <text:p>01:00</text:p>
          </table:table-cell>
          <table:table-cell table:style-name="ce14"/>
          <table:table-cell table:style-name="ce18"/>
          <table:table-cell table:formula="of:=SUM([.B12:.G12])" office:value-type="time" office:time-value="PT01H30M00S">
            <text:p>01:30</text:p>
          </table:table-cell>
          <table:table-cell table:formula="of:=IF([.A12]&lt;=TODAY() ;[.I11]+[.H12];NA())" office:value-type="time" office:time-value="PT28H30M00S">
            <text:p>28:30</text:p>
          </table:table-cell>
          <table:table-cell table:formula="of:=[.J11]+[.$H$1]" office:value-type="time" office:time-value="PT26H15M00S">
            <text:p>26:15</text:p>
          </table:table-cell>
          <table:table-cell table:formula="of:=-[.J12]+[.I12]" office:value-type="time" office:time-value="PT02H15M00S">
            <text:p>02:15</text:p>
          </table:table-cell>
        </table:table-row>
        <table:table-row table:style-name="ro5">
          <table:table-cell table:formula="of:=[.A12]+1" office:value-type="date" office:date-value="2011-12-09">
            <text:p>Fr, 09.12.2011</text:p>
          </table:table-cell>
          <table:table-cell table:style-name="ce7"/>
          <table:table-cell table:style-name="ce14" office:value-type="time" office:time-value="PT01H00M00S">
            <text:p>01:00</text:p>
          </table:table-cell>
          <table:table-cell table:style-name="ce14"/>
          <table:table-cell table:style-name="ce14" office:value-type="time" office:time-value="PT02H00M00S">
            <text:p>02:00</text:p>
          </table:table-cell>
          <table:table-cell table:style-name="ce14"/>
          <table:table-cell table:style-name="ce18"/>
          <table:table-cell table:formula="of:=SUM([.B13:.G13])" office:value-type="time" office:time-value="PT03H00M00S">
            <text:p>03:00</text:p>
          </table:table-cell>
          <table:table-cell table:formula="of:=IF([.A13]&lt;=TODAY() ;[.I12]+[.H13];NA())" office:value-type="time" office:time-value="PT31H30M00S">
            <text:p>31:30</text:p>
          </table:table-cell>
          <table:table-cell table:formula="of:=[.J12]+[.$H$1]" office:value-type="time" office:time-value="PT28H52M30S">
            <text:p>28:52</text:p>
          </table:table-cell>
          <table:table-cell table:formula="of:=-[.J13]+[.I13]" office:value-type="time" office:time-value="PT02H37M30S">
            <text:p>02:37</text:p>
          </table:table-cell>
        </table:table-row>
        <table:table-row table:style-name="ro5">
          <table:table-cell table:formula="of:=[.A13]+1" office:value-type="date" office:date-value="2011-12-10">
            <text:p>Sa, 10.12.2011</text:p>
          </table:table-cell>
          <table:table-cell table:style-name="ce7"/>
          <table:table-cell table:style-name="ce14"/>
          <table:table-cell table:style-name="ce14" office:value-type="time" office:time-value="PT01H30M00S">
            <text:p>01:30</text:p>
          </table:table-cell>
          <table:table-cell table:style-name="ce14" office:value-type="time" office:time-value="PT03H00M00S">
            <text:p>03:00</text:p>
          </table:table-cell>
          <table:table-cell table:style-name="ce14"/>
          <table:table-cell table:style-name="ce18"/>
          <table:table-cell table:formula="of:=SUM([.B14:.G14])" office:value-type="time" office:time-value="PT04H30M00S">
            <text:p>04:30</text:p>
          </table:table-cell>
          <table:table-cell table:formula="of:=IF([.A14]&lt;=TODAY() ;[.I13]+[.H14];NA())" office:value-type="time" office:time-value="PT36H00M00S">
            <text:p>36:00</text:p>
          </table:table-cell>
          <table:table-cell table:formula="of:=[.J13]+[.$H$1]" office:value-type="time" office:time-value="PT31H30M00S">
            <text:p>31:30</text:p>
          </table:table-cell>
          <table:table-cell table:formula="of:=-[.J14]+[.I14]" office:value-type="time" office:time-value="PT04H30M00S">
            <text:p>04:30</text:p>
          </table:table-cell>
        </table:table-row>
        <table:table-row table:style-name="ro5">
          <table:table-cell table:formula="of:=[.A14]+1" office:value-type="date" office:date-value="2011-12-11">
            <text:p>So, 11.12.2011</text:p>
          </table:table-cell>
          <table:table-cell table:style-name="ce7"/>
          <table:table-cell table:style-name="ce14" table:number-columns-repeated="2"/>
          <table:table-cell table:style-name="ce14" office:value-type="time" office:time-value="PT03H00M00S">
            <text:p>03:00</text:p>
          </table:table-cell>
          <table:table-cell table:style-name="ce14" office:value-type="time" office:time-value="PT00H30M00S">
            <text:p>00:30</text:p>
          </table:table-cell>
          <table:table-cell table:style-name="ce18"/>
          <table:table-cell table:formula="of:=SUM([.B15:.G15])" office:value-type="time" office:time-value="PT03H30M00S">
            <text:p>03:30</text:p>
          </table:table-cell>
          <table:table-cell table:formula="of:=IF([.A15]&lt;=TODAY() ;[.I14]+[.H15];NA())" office:value-type="time" office:time-value="PT39H30M00S">
            <text:p>39:30</text:p>
          </table:table-cell>
          <table:table-cell table:formula="of:=[.J14]+[.$H$1]" office:value-type="time" office:time-value="PT34H07M30S">
            <text:p>34:07</text:p>
          </table:table-cell>
          <table:table-cell table:formula="of:=-[.J15]+[.I15]" office:value-type="time" office:time-value="PT05H22M30S">
            <text:p>05:22</text:p>
          </table:table-cell>
        </table:table-row>
        <table:table-row table:style-name="ro5">
          <table:table-cell table:formula="of:=[.A15]+1" office:value-type="date" office:date-value="2011-12-12">
            <text:p>Mo, 12.12.2011</text:p>
          </table:table-cell>
          <table:table-cell office:value-type="time" office:time-value="PT02H00M00S">
            <text:p>02:00</text:p>
          </table:table-cell>
          <table:table-cell/>
          <table:table-cell office:value-type="time" office:time-value="PT00H30M00S">
            <text:p>00:30</text:p>
          </table:table-cell>
          <table:table-cell office:value-type="time" office:time-value="PT03H00M00S">
            <text:p>03:00</text:p>
          </table:table-cell>
          <table:table-cell office:value-type="time" office:time-value="PT00H30M00S">
            <text:p>00:30</text:p>
          </table:table-cell>
          <table:table-cell/>
          <table:table-cell table:formula="of:=SUM([.B16:.G16])" office:value-type="time" office:time-value="PT06H00M00S">
            <text:p>06:00</text:p>
          </table:table-cell>
          <table:table-cell table:formula="of:=IF([.A16]&lt;=TODAY() ;[.I15]+[.H16];NA())" office:value-type="time" office:time-value="PT45H30M00S">
            <text:p>45:30</text:p>
          </table:table-cell>
          <table:table-cell table:formula="of:=[.J15]+[.$H$1]" office:value-type="time" office:time-value="PT36H45M00S">
            <text:p>36:45</text:p>
          </table:table-cell>
          <table:table-cell table:formula="of:=-[.J16]+[.I16]" office:value-type="time" office:time-value="PT08H45M00S">
            <text:p>08:45</text:p>
          </table:table-cell>
        </table:table-row>
        <table:table-row table:style-name="ro5">
          <table:table-cell table:formula="of:=[.A16]+1" office:value-type="date" office:date-value="2011-12-13">
            <text:p>Di, 13.12.2011</text:p>
          </table:table-cell>
          <table:table-cell table:number-columns-repeated="3" office:value-type="time" office:time-value="PT00H30M00S">
            <text:p>00:30</text:p>
          </table:table-cell>
          <table:table-cell office:value-type="time" office:time-value="PT03H00M00S">
            <text:p>03:00</text:p>
          </table:table-cell>
          <table:table-cell/>
          <table:table-cell office:value-type="time" office:time-value="PT00H30M00S">
            <text:p>00:30</text:p>
          </table:table-cell>
          <table:table-cell table:formula="of:=SUM([.B17:.G17])" office:value-type="time" office:time-value="PT05H00M00S">
            <text:p>05:00</text:p>
          </table:table-cell>
          <table:table-cell table:formula="of:=IF([.A17]&lt;=TODAY() ;[.I16]+[.H17];NA())" office:value-type="time" office:time-value="PT50H30M00S">
            <text:p>50:30</text:p>
          </table:table-cell>
          <table:table-cell table:formula="of:=[.J16]+[.$H$1]" office:value-type="time" office:time-value="PT39H22M30S">
            <text:p>39:22</text:p>
          </table:table-cell>
          <table:table-cell table:formula="of:=-[.J17]+[.I17]" office:value-type="time" office:time-value="PT11H07M30S">
            <text:p>11:07</text:p>
          </table:table-cell>
        </table:table-row>
        <table:table-row table:style-name="ro5">
          <table:table-cell table:formula="of:=[.A17]+1" office:value-type="date" office:date-value="2011-12-14">
            <text:p>Mi, 14.12.2011</text:p>
          </table:table-cell>
          <table:table-cell table:number-columns-repeated="2"/>
          <table:table-cell office:value-type="time" office:time-value="PT00H30M00S">
            <text:p>00:30</text:p>
          </table:table-cell>
          <table:table-cell office:value-type="time" office:time-value="PT04H00M00S">
            <text:p>04:00</text:p>
          </table:table-cell>
          <table:table-cell table:number-columns-repeated="2"/>
          <table:table-cell table:formula="of:=SUM([.B18:.G18])" office:value-type="time" office:time-value="PT04H30M00S">
            <text:p>04:30</text:p>
          </table:table-cell>
          <table:table-cell table:formula="of:=IF([.A18]&lt;=TODAY() ;[.I17]+[.H18];NA())" office:value-type="time" office:time-value="PT55H00M00S">
            <text:p>55:00</text:p>
          </table:table-cell>
          <table:table-cell table:formula="of:=[.J17]+[.$H$1]" office:value-type="time" office:time-value="PT42H00M00S">
            <text:p>42:00</text:p>
          </table:table-cell>
          <table:table-cell table:formula="of:=-[.J18]+[.I18]" office:value-type="time" office:time-value="PT13H00M00S">
            <text:p>13:00</text:p>
          </table:table-cell>
        </table:table-row>
        <table:table-row table:style-name="ro5">
          <table:table-cell table:formula="of:=[.A18]+1" office:value-type="date" office:date-value="2011-12-15">
            <text:p>Do, 15.12.2011</text:p>
          </table:table-cell>
          <table:table-cell table:number-columns-repeated="3"/>
          <table:table-cell office:value-type="time" office:time-value="PT04H00M00S">
            <text:p>04:00</text:p>
          </table:table-cell>
          <table:table-cell office:value-type="time" office:time-value="PT00H30M00S">
            <text:p>00:30</text:p>
          </table:table-cell>
          <table:table-cell/>
          <table:table-cell table:formula="of:=SUM([.B19:.G19])" office:value-type="time" office:time-value="PT04H30M00S">
            <text:p>04:30</text:p>
          </table:table-cell>
          <table:table-cell table:formula="of:=IF([.A19]&lt;=TODAY() ;[.I18]+[.H19];NA())" office:value-type="time" office:time-value="PT59H30M00S">
            <text:p>59:30</text:p>
          </table:table-cell>
          <table:table-cell table:formula="of:=[.J18]+[.$H$1]" office:value-type="time" office:time-value="PT44H37M30S">
            <text:p>44:37</text:p>
          </table:table-cell>
          <table:table-cell table:formula="of:=-[.J19]+[.I19]" office:value-type="time" office:time-value="PT14H52M30S">
            <text:p>14:52</text:p>
          </table:table-cell>
        </table:table-row>
        <table:table-row table:style-name="ro5">
          <table:table-cell table:formula="of:=[.A19]+1" office:value-type="date" office:date-value="2011-12-16">
            <text:p>Fr, 16.12.2011</text:p>
          </table:table-cell>
          <table:table-cell table:number-columns-repeated="3"/>
          <table:table-cell office:value-type="time" office:time-value="PT04H00M00S">
            <text:p>04:00</text:p>
          </table:table-cell>
          <table:table-cell table:number-columns-repeated="2"/>
          <table:table-cell table:formula="of:=SUM([.B20:.G20])" office:value-type="time" office:time-value="PT04H00M00S">
            <text:p>04:00</text:p>
          </table:table-cell>
          <table:table-cell table:formula="of:=IF([.A20]&lt;=TODAY() ;[.I19]+[.H20];NA())" office:value-type="time" office:time-value="PT63H30M00S">
            <text:p>63:30</text:p>
          </table:table-cell>
          <table:table-cell table:formula="of:=[.J19]+[.$H$1]" office:value-type="time" office:time-value="PT47H15M00S">
            <text:p>47:15</text:p>
          </table:table-cell>
          <table:table-cell table:formula="of:=-[.J20]+[.I20]" office:value-type="time" office:time-value="PT16H15M00S">
            <text:p>16:15</text:p>
          </table:table-cell>
        </table:table-row>
        <table:table-row table:style-name="ro5">
          <table:table-cell table:formula="of:=[.A20]+1" office:value-type="date" office:date-value="2011-12-17">
            <text:p>Sa, 17.12.2011</text:p>
          </table:table-cell>
          <table:table-cell/>
          <table:table-cell office:value-type="time" office:time-value="PT00H30M00S">
            <text:p>00:30</text:p>
          </table:table-cell>
          <table:table-cell/>
          <table:table-cell office:value-type="time" office:time-value="PT03H00M00S">
            <text:p>03:00</text:p>
          </table:table-cell>
          <table:table-cell office:value-type="time" office:time-value="PT00H30M00S">
            <text:p>00:30</text:p>
          </table:table-cell>
          <table:table-cell office:value-type="time" office:time-value="PT01H00M00S">
            <text:p>01:00</text:p>
          </table:table-cell>
          <table:table-cell table:formula="of:=SUM([.B21:.G21])" office:value-type="time" office:time-value="PT05H00M00S">
            <text:p>05:00</text:p>
          </table:table-cell>
          <table:table-cell table:formula="of:=IF([.A21]&lt;=TODAY() ;[.I20]+[.H21];NA())" office:value-type="time" office:time-value="PT68H30M00S">
            <text:p>68:30</text:p>
          </table:table-cell>
          <table:table-cell table:formula="of:=[.J20]+[.$H$1]" office:value-type="time" office:time-value="PT49H52M30S">
            <text:p>49:52</text:p>
          </table:table-cell>
          <table:table-cell table:formula="of:=-[.J21]+[.I21]" office:value-type="time" office:time-value="PT18H37M30S">
            <text:p>18:37</text:p>
          </table:table-cell>
        </table:table-row>
        <table:table-row table:style-name="ro5">
          <table:table-cell table:formula="of:=[.A21]+1" office:value-type="date" office:date-value="2011-12-18">
            <text:p>So, 18.12.2011</text:p>
          </table:table-cell>
          <table:table-cell/>
          <table:table-cell office:value-type="time" office:time-value="PT00H30M00S">
            <text:p>00:30</text:p>
          </table:table-cell>
          <table:table-cell/>
          <table:table-cell office:value-type="time" office:time-value="PT02H00M00S">
            <text:p>02:00</text:p>
          </table:table-cell>
          <table:table-cell/>
          <table:table-cell office:value-type="time" office:time-value="PT00H30M00S">
            <text:p>00:30</text:p>
          </table:table-cell>
          <table:table-cell table:formula="of:=SUM([.B22:.G22])" office:value-type="time" office:time-value="PT03H00M00S">
            <text:p>03:00</text:p>
          </table:table-cell>
          <table:table-cell table:formula="of:=IF([.A22]&lt;=TODAY() ;[.I21]+[.H22];NA())" office:value-type="time" office:time-value="PT71H30M00S">
            <text:p>71:30</text:p>
          </table:table-cell>
          <table:table-cell table:formula="of:=[.J21]+[.$H$1]" office:value-type="time" office:time-value="PT52H30M00S">
            <text:p>52:30</text:p>
          </table:table-cell>
          <table:table-cell table:formula="of:=-[.J22]+[.I22]" office:value-type="time" office:time-value="PT19H00M00S">
            <text:p>19:00</text:p>
          </table:table-cell>
        </table:table-row>
        <table:table-row table:style-name="ro5">
          <table:table-cell table:formula="of:=[.A22]+1" office:value-type="date" office:date-value="2011-12-19">
            <text:p>Mo, 19.12.2011</text:p>
          </table:table-cell>
          <table:table-cell table:style-name="ce7" office:value-type="time" office:time-value="PT00H30M00S">
            <text:p>00:30</text:p>
          </table:table-cell>
          <table:table-cell table:style-name="ce14" table:number-columns-repeated="4"/>
          <table:table-cell table:style-name="ce18"/>
          <table:table-cell table:formula="of:=SUM([.B23:.G23])" office:value-type="time" office:time-value="PT00H30M00S">
            <text:p>00:30</text:p>
          </table:table-cell>
          <table:table-cell table:formula="of:=IF([.A23]&lt;=TODAY() ;[.I22]+[.H23];NA())" office:value-type="time" office:time-value="PT72H00M00S">
            <text:p>72:00</text:p>
          </table:table-cell>
          <table:table-cell table:formula="of:=[.J22]+[.$H$1]" office:value-type="time" office:time-value="PT55H07M30S">
            <text:p>55:07</text:p>
          </table:table-cell>
          <table:table-cell table:formula="of:=-[.J23]+[.I23]" office:value-type="time" office:time-value="PT16H52M30S">
            <text:p>16:52</text:p>
          </table:table-cell>
        </table:table-row>
        <table:table-row table:style-name="ro5">
          <table:table-cell table:formula="of:=[.A23]+1" office:value-type="date" office:date-value="2011-12-20">
            <text:p>Di, 20.12.2011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24:.G24])" office:value-type="time" office:time-value="PT00H00M00S">
            <text:p>00:00</text:p>
          </table:table-cell>
          <table:table-cell table:formula="of:=IF([.A24]&lt;=TODAY() ;[.I23]+[.H24];NA())" office:value-type="time" office:time-value="PT72H00M00S">
            <text:p>72:00</text:p>
          </table:table-cell>
          <table:table-cell table:formula="of:=[.J23]+[.$H$1]" office:value-type="time" office:time-value="PT57H45M00S">
            <text:p>57:45</text:p>
          </table:table-cell>
          <table:table-cell table:formula="of:=-[.J24]+[.I24]" office:value-type="time" office:time-value="PT14H15M00S">
            <text:p>14:15</text:p>
          </table:table-cell>
        </table:table-row>
        <table:table-row table:style-name="ro5">
          <table:table-cell table:formula="of:=[.A24]+1" office:value-type="date" office:date-value="2011-12-21">
            <text:p>Mi, 21.12.2011</text:p>
          </table:table-cell>
          <table:table-cell table:style-name="ce7"/>
          <table:table-cell table:style-name="ce14" table:number-columns-repeated="2"/>
          <table:table-cell table:style-name="ce14" office:value-type="time" office:time-value="PT01H00M00S">
            <text:p>01:00</text:p>
          </table:table-cell>
          <table:table-cell table:style-name="ce14"/>
          <table:table-cell table:style-name="ce18"/>
          <table:table-cell table:formula="of:=SUM([.B25:.G25])" office:value-type="time" office:time-value="PT01H00M00S">
            <text:p>01:00</text:p>
          </table:table-cell>
          <table:table-cell table:formula="of:=IF([.A25]&lt;=TODAY() ;[.I24]+[.H25];NA())" office:value-type="time" office:time-value="PT73H00M00S">
            <text:p>73:00</text:p>
          </table:table-cell>
          <table:table-cell table:formula="of:=[.J24]+[.$H$1]" office:value-type="time" office:time-value="PT60H22M30S">
            <text:p>60:22</text:p>
          </table:table-cell>
          <table:table-cell table:formula="of:=-[.J25]+[.I25]" office:value-type="time" office:time-value="PT12H37M30S">
            <text:p>12:37</text:p>
          </table:table-cell>
        </table:table-row>
        <table:table-row table:style-name="ro5">
          <table:table-cell table:formula="of:=[.A25]+1" office:value-type="date" office:date-value="2011-12-22">
            <text:p>Do, 22.12.2011</text:p>
          </table:table-cell>
          <table:table-cell table:style-name="ce7"/>
          <table:table-cell table:style-name="ce14" table:number-columns-repeated="2"/>
          <table:table-cell table:style-name="ce14" office:value-type="time" office:time-value="PT00H30M00S">
            <text:p>00:30</text:p>
          </table:table-cell>
          <table:table-cell table:style-name="ce14"/>
          <table:table-cell table:style-name="ce18"/>
          <table:table-cell table:formula="of:=SUM([.B26:.G26])" office:value-type="time" office:time-value="PT00H30M00S">
            <text:p>00:30</text:p>
          </table:table-cell>
          <table:table-cell table:formula="of:=IF([.A26]&lt;=TODAY() ;[.I25]+[.H26];NA())" office:value-type="time" office:time-value="PT73H30M00S">
            <text:p>73:30</text:p>
          </table:table-cell>
          <table:table-cell table:formula="of:=[.J25]+[.$H$1]" office:value-type="time" office:time-value="PT63H00M00S">
            <text:p>63:00</text:p>
          </table:table-cell>
          <table:table-cell table:formula="of:=-[.J26]+[.I26]" office:value-type="time" office:time-value="PT10H30M00S">
            <text:p>10:30</text:p>
          </table:table-cell>
        </table:table-row>
        <table:table-row table:style-name="ro5">
          <table:table-cell table:formula="of:=[.A26]+1" office:value-type="date" office:date-value="2011-12-23">
            <text:p>Fr, 23.12.2011</text:p>
          </table:table-cell>
          <table:table-cell table:style-name="ce7"/>
          <table:table-cell table:style-name="ce14" office:value-type="time" office:time-value="PT01H00M00S">
            <text:p>01:00</text:p>
          </table:table-cell>
          <table:table-cell table:style-name="ce14" office:value-type="time" office:time-value="PT00H30M00S">
            <text:p>00:30</text:p>
          </table:table-cell>
          <table:table-cell table:style-name="ce14" office:value-type="time" office:time-value="PT01H30M00S">
            <text:p>01:30</text:p>
          </table:table-cell>
          <table:table-cell table:style-name="ce14" office:value-type="time" office:time-value="PT00H30M00S">
            <text:p>00:30</text:p>
          </table:table-cell>
          <table:table-cell table:style-name="ce18"/>
          <table:table-cell table:formula="of:=SUM([.B27:.G27])" office:value-type="time" office:time-value="PT03H30M00S">
            <text:p>03:30</text:p>
          </table:table-cell>
          <table:table-cell table:formula="of:=IF([.A27]&lt;=TODAY() ;[.I26]+[.H27];NA())" office:value-type="time" office:time-value="PT77H00M00S">
            <text:p>77:00</text:p>
          </table:table-cell>
          <table:table-cell table:formula="of:=[.J26]+[.$H$1]" office:value-type="time" office:time-value="PT65H37M30S">
            <text:p>65:37</text:p>
          </table:table-cell>
          <table:table-cell table:formula="of:=-[.J27]+[.I27]" office:value-type="time" office:time-value="PT11H22M30S">
            <text:p>11:22</text:p>
          </table:table-cell>
        </table:table-row>
        <table:table-row table:style-name="ro5">
          <table:table-cell table:formula="of:=[.A27]+1" office:value-type="date" office:date-value="2011-12-24">
            <text:p>Sa, 24.12.2011</text:p>
          </table:table-cell>
          <table:table-cell table:style-name="ce7"/>
          <table:table-cell table:style-name="ce14" office:value-type="time" office:time-value="PT01H30M00S">
            <text:p>01:30</text:p>
          </table:table-cell>
          <table:table-cell table:style-name="ce14" table:number-columns-repeated="3"/>
          <table:table-cell table:style-name="ce18"/>
          <table:table-cell table:formula="of:=SUM([.B28:.G28])" office:value-type="time" office:time-value="PT01H30M00S">
            <text:p>01:30</text:p>
          </table:table-cell>
          <table:table-cell table:formula="of:=IF([.A28]&lt;=TODAY() ;[.I27]+[.H28];NA())" office:value-type="time" office:time-value="PT78H30M00S">
            <text:p>78:30</text:p>
          </table:table-cell>
          <table:table-cell table:formula="of:=[.J27]+[.$H$1]" office:value-type="time" office:time-value="PT68H15M00S">
            <text:p>68:15</text:p>
          </table:table-cell>
          <table:table-cell table:formula="of:=-[.J28]+[.I28]" office:value-type="time" office:time-value="PT10H15M00S">
            <text:p>10:15</text:p>
          </table:table-cell>
        </table:table-row>
        <table:table-row table:style-name="ro5">
          <table:table-cell table:formula="of:=[.A28]+1" office:value-type="date" office:date-value="2011-12-25">
            <text:p>So, 25.12.2011</text:p>
          </table:table-cell>
          <table:table-cell table:style-name="ce7"/>
          <table:table-cell table:style-name="ce14" office:value-type="time" office:time-value="PT00H30M00S">
            <text:p>00:30</text:p>
          </table:table-cell>
          <table:table-cell table:style-name="ce14" office:value-type="time" office:time-value="PT01H00M00S">
            <text:p>01:00</text:p>
          </table:table-cell>
          <table:table-cell table:style-name="ce14" office:value-type="time" office:time-value="PT04H00M00S">
            <text:p>04:00</text:p>
          </table:table-cell>
          <table:table-cell table:style-name="ce14"/>
          <table:table-cell table:style-name="ce18"/>
          <table:table-cell table:formula="of:=SUM([.B29:.G29])" office:value-type="time" office:time-value="PT05H30M00S">
            <text:p>05:30</text:p>
          </table:table-cell>
          <table:table-cell table:formula="of:=IF([.A29]&lt;=TODAY() ;[.I28]+[.H29];NA())" office:value-type="time" office:time-value="PT84H00M00S">
            <text:p>84:00</text:p>
          </table:table-cell>
          <table:table-cell table:formula="of:=[.J28]+[.$H$1]" office:value-type="time" office:time-value="PT70H52M30S">
            <text:p>70:52</text:p>
          </table:table-cell>
          <table:table-cell table:formula="of:=-[.J29]+[.I29]" office:value-type="time" office:time-value="PT13H07M30S">
            <text:p>13:07</text:p>
          </table:table-cell>
        </table:table-row>
        <table:table-row table:style-name="ro5">
          <table:table-cell table:formula="of:=[.A29]+1" office:value-type="date" office:date-value="2011-12-26">
            <text:p>Mo, 26.12.2011</text:p>
          </table:table-cell>
          <table:table-cell table:number-columns-repeated="3"/>
          <table:table-cell office:value-type="time" office:time-value="PT01H00M00S">
            <text:p>01:00</text:p>
          </table:table-cell>
          <table:table-cell table:number-columns-repeated="2"/>
          <table:table-cell table:formula="of:=SUM([.B30:.G30])" office:value-type="time" office:time-value="PT01H00M00S">
            <text:p>01:00</text:p>
          </table:table-cell>
          <table:table-cell table:formula="of:=IF([.A30]&lt;=TODAY() ;[.I29]+[.H30];NA())" office:value-type="time" office:time-value="PT85H00M00S">
            <text:p>85:00</text:p>
          </table:table-cell>
          <table:table-cell table:formula="of:=[.J29]+[.$H$1]" office:value-type="time" office:time-value="PT73H30M00S">
            <text:p>73:30</text:p>
          </table:table-cell>
          <table:table-cell table:formula="of:=-[.J30]+[.I30]" office:value-type="time" office:time-value="PT11H30M00S">
            <text:p>11:30</text:p>
          </table:table-cell>
        </table:table-row>
        <table:table-row table:style-name="ro5">
          <table:table-cell table:formula="of:=[.A30]+1" office:value-type="date" office:date-value="2011-12-27">
            <text:p>Di, 27.12.2011</text:p>
          </table:table-cell>
          <table:table-cell table:number-columns-repeated="6"/>
          <table:table-cell table:formula="of:=SUM([.B31:.G31])" office:value-type="time" office:time-value="PT00H00M00S">
            <text:p>00:00</text:p>
          </table:table-cell>
          <table:table-cell table:formula="of:=IF([.A31]&lt;=TODAY() ;[.I30]+[.H31];NA())" office:value-type="time" office:time-value="PT85H00M00S">
            <text:p>85:00</text:p>
          </table:table-cell>
          <table:table-cell table:formula="of:=[.J30]+[.$H$1]" office:value-type="time" office:time-value="PT76H07M30S">
            <text:p>76:07</text:p>
          </table:table-cell>
          <table:table-cell table:formula="of:=-[.J31]+[.I31]" office:value-type="time" office:time-value="PT08H52M30S">
            <text:p>08:52</text:p>
          </table:table-cell>
        </table:table-row>
        <table:table-row table:style-name="ro5">
          <table:table-cell table:formula="of:=[.A31]+1" office:value-type="date" office:date-value="2011-12-28">
            <text:p>Mi, 28.12.2011</text:p>
          </table:table-cell>
          <table:table-cell table:number-columns-repeated="3"/>
          <table:table-cell office:value-type="time" office:time-value="PT03H00M00S">
            <text:p>03:00</text:p>
          </table:table-cell>
          <table:table-cell table:number-columns-repeated="2"/>
          <table:table-cell table:formula="of:=SUM([.B32:.G32])" office:value-type="time" office:time-value="PT03H00M00S">
            <text:p>03:00</text:p>
          </table:table-cell>
          <table:table-cell table:formula="of:=IF([.A32]&lt;=TODAY() ;[.I31]+[.H32];NA())" office:value-type="time" office:time-value="PT88H00M00S">
            <text:p>88:00</text:p>
          </table:table-cell>
          <table:table-cell table:formula="of:=[.J31]+[.$H$1]" office:value-type="time" office:time-value="PT78H45M00S">
            <text:p>78:45</text:p>
          </table:table-cell>
          <table:table-cell table:formula="of:=-[.J32]+[.I32]" office:value-type="time" office:time-value="PT09H15M00S">
            <text:p>09:15</text:p>
          </table:table-cell>
        </table:table-row>
        <table:table-row table:style-name="ro5">
          <table:table-cell table:formula="of:=[.A32]+1" office:value-type="date" office:date-value="2011-12-29">
            <text:p>Do, 29.12.2011</text:p>
          </table:table-cell>
          <table:table-cell table:number-columns-repeated="5"/>
          <table:table-cell office:value-type="time" office:time-value="PT01H00M00S">
            <text:p>01:00</text:p>
          </table:table-cell>
          <table:table-cell table:formula="of:=SUM([.B33:.G33])" office:value-type="time" office:time-value="PT01H00M00S">
            <text:p>01:00</text:p>
          </table:table-cell>
          <table:table-cell table:formula="of:=IF([.A33]&lt;=TODAY() ;[.I32]+[.H33];NA())" office:value-type="time" office:time-value="PT89H00M00S">
            <text:p>89:00</text:p>
          </table:table-cell>
          <table:table-cell table:formula="of:=[.J32]+[.$H$1]" office:value-type="time" office:time-value="PT81H22M30S">
            <text:p>81:22</text:p>
          </table:table-cell>
          <table:table-cell table:formula="of:=-[.J33]+[.I33]" office:value-type="time" office:time-value="PT07H37M30S">
            <text:p>07:37</text:p>
          </table:table-cell>
        </table:table-row>
        <table:table-row table:style-name="ro5">
          <table:table-cell table:formula="of:=[.A33]+1" office:value-type="date" office:date-value="2011-12-30">
            <text:p>Fr, 30.12.2011</text:p>
          </table:table-cell>
          <table:table-cell table:number-columns-repeated="3"/>
          <table:table-cell office:value-type="time" office:time-value="PT02H00M00S">
            <text:p>02:00</text:p>
          </table:table-cell>
          <table:table-cell table:number-columns-repeated="2"/>
          <table:table-cell table:formula="of:=SUM([.B34:.G34])" office:value-type="time" office:time-value="PT02H00M00S">
            <text:p>02:00</text:p>
          </table:table-cell>
          <table:table-cell table:formula="of:=IF([.A34]&lt;=TODAY() ;[.I33]+[.H34];NA())" office:value-type="time" office:time-value="PT91H00M00S">
            <text:p>91:00</text:p>
          </table:table-cell>
          <table:table-cell table:formula="of:=[.J33]+[.$H$1]" office:value-type="time" office:time-value="PT84H00M00S">
            <text:p>84:00</text:p>
          </table:table-cell>
          <table:table-cell table:formula="of:=-[.J34]+[.I34]" office:value-type="time" office:time-value="PT07H00M00S">
            <text:p>07:00</text:p>
          </table:table-cell>
        </table:table-row>
        <table:table-row table:style-name="ro5">
          <table:table-cell table:formula="of:=[.A34]+1" office:value-type="date" office:date-value="2011-12-31">
            <text:p>Sa, 31.12.2011</text:p>
          </table:table-cell>
          <table:table-cell table:number-columns-repeated="2"/>
          <table:table-cell office:value-type="time" office:time-value="PT00H30M00S">
            <text:p>00:30</text:p>
          </table:table-cell>
          <table:table-cell office:value-type="time" office:time-value="PT03H00M00S">
            <text:p>03:00</text:p>
          </table:table-cell>
          <table:table-cell table:number-columns-repeated="2"/>
          <table:table-cell table:formula="of:=SUM([.B35:.G35])" office:value-type="time" office:time-value="PT03H30M00S">
            <text:p>03:30</text:p>
          </table:table-cell>
          <table:table-cell table:formula="of:=IF([.A35]&lt;=TODAY() ;[.I34]+[.H35];NA())" office:value-type="time" office:time-value="PT94H30M00S">
            <text:p>94:30</text:p>
          </table:table-cell>
          <table:table-cell table:formula="of:=[.J34]+[.$H$1]" office:value-type="time" office:time-value="PT86H37M30S">
            <text:p>86:37</text:p>
          </table:table-cell>
          <table:table-cell table:formula="of:=-[.J35]+[.I35]" office:value-type="time" office:time-value="PT07H52M30S">
            <text:p>07:52</text:p>
          </table:table-cell>
        </table:table-row>
        <table:table-row table:style-name="ro5">
          <table:table-cell table:formula="of:=[.A35]+1" office:value-type="date" office:date-value="2012-01-01">
            <text:p>So, 01.01.2012</text:p>
          </table:table-cell>
          <table:table-cell table:number-columns-repeated="3"/>
          <table:table-cell office:value-type="time" office:time-value="PT06H00M00S">
            <text:p>06:00</text:p>
          </table:table-cell>
          <table:table-cell table:number-columns-repeated="2"/>
          <table:table-cell table:formula="of:=SUM([.B36:.G36])" office:value-type="time" office:time-value="PT06H00M00S">
            <text:p>06:00</text:p>
          </table:table-cell>
          <table:table-cell table:formula="of:=IF([.A36]&lt;=TODAY() ;[.I35]+[.H36];NA())" office:value-type="time" office:time-value="PT100H30M00S">
            <text:p>100:30</text:p>
          </table:table-cell>
          <table:table-cell table:formula="of:=[.J35]+[.$H$1]" office:value-type="time" office:time-value="PT89H15M00S">
            <text:p>89:15</text:p>
          </table:table-cell>
          <table:table-cell table:formula="of:=-[.J36]+[.I36]" office:value-type="time" office:time-value="PT11H15M00S">
            <text:p>11:15</text:p>
          </table:table-cell>
        </table:table-row>
        <table:table-row table:style-name="ro5">
          <table:table-cell table:formula="of:=[.A36]+1" office:value-type="date" office:date-value="2012-01-02">
            <text:p>Mo, 02.01.2012</text:p>
          </table:table-cell>
          <table:table-cell table:style-name="ce7"/>
          <table:table-cell table:style-name="ce14" table:number-columns-repeated="2"/>
          <table:table-cell table:style-name="ce14" office:value-type="time" office:time-value="PT03H00M00S">
            <text:p>03:00</text:p>
          </table:table-cell>
          <table:table-cell table:style-name="ce14"/>
          <table:table-cell table:style-name="ce18"/>
          <table:table-cell table:formula="of:=SUM([.B37:.G37])" office:value-type="time" office:time-value="PT03H00M00S">
            <text:p>03:00</text:p>
          </table:table-cell>
          <table:table-cell table:formula="of:=IF([.A37]&lt;=TODAY() ;[.I36]+[.H37];NA())" office:value-type="time" office:time-value="PT103H30M00S">
            <text:p>103:30</text:p>
          </table:table-cell>
          <table:table-cell table:formula="of:=[.J36]+[.$H$1]" office:value-type="time" office:time-value="PT91H52M30S">
            <text:p>91:52</text:p>
          </table:table-cell>
          <table:table-cell table:formula="of:=-[.J37]+[.I37]" office:value-type="time" office:time-value="PT11H37M30S">
            <text:p>11:37</text:p>
          </table:table-cell>
        </table:table-row>
        <table:table-row table:style-name="ro5">
          <table:table-cell table:formula="of:=[.A37]+1" office:value-type="date" office:date-value="2012-01-03">
            <text:p>Di, 03.01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38:.G38])" office:value-type="time" office:time-value="PT00H00M00S">
            <text:p>00:00</text:p>
          </table:table-cell>
          <table:table-cell table:formula="of:=IF([.A38]&lt;=TODAY() ;[.I37]+[.H38];NA())" office:value-type="time" office:time-value="PT103H30M00S">
            <text:p>103:30</text:p>
          </table:table-cell>
          <table:table-cell table:formula="of:=[.J37]+[.$H$1]" office:value-type="time" office:time-value="PT94H30M00S">
            <text:p>94:30</text:p>
          </table:table-cell>
          <table:table-cell table:formula="of:=-[.J38]+[.I38]" office:value-type="time" office:time-value="PT09H00M00S">
            <text:p>09:00</text:p>
          </table:table-cell>
        </table:table-row>
        <table:table-row table:style-name="ro5">
          <table:table-cell table:formula="of:=[.A38]+1" office:value-type="date" office:date-value="2012-01-04">
            <text:p>Mi, 04.01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39:.G39])" office:value-type="time" office:time-value="PT00H00M00S">
            <text:p>00:00</text:p>
          </table:table-cell>
          <table:table-cell table:formula="of:=IF([.A39]&lt;=TODAY() ;[.I38]+[.H39];NA())" office:value-type="time" office:time-value="PT103H30M00S">
            <text:p>103:30</text:p>
          </table:table-cell>
          <table:table-cell table:formula="of:=[.J38]+[.$H$1]" office:value-type="time" office:time-value="PT97H07M30S">
            <text:p>97:07</text:p>
          </table:table-cell>
          <table:table-cell table:formula="of:=-[.J39]+[.I39]" office:value-type="time" office:time-value="PT06H22M30S">
            <text:p>06:22</text:p>
          </table:table-cell>
        </table:table-row>
        <table:table-row table:style-name="ro5">
          <table:table-cell table:formula="of:=[.A39]+1" office:value-type="date" office:date-value="2012-01-05">
            <text:p>Do, 05.01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40:.G40])" office:value-type="time" office:time-value="PT00H00M00S">
            <text:p>00:00</text:p>
          </table:table-cell>
          <table:table-cell table:formula="of:=IF([.A40]&lt;=TODAY() ;[.I39]+[.H40];NA())" office:value-type="time" office:time-value="PT103H30M00S">
            <text:p>103:30</text:p>
          </table:table-cell>
          <table:table-cell table:formula="of:=[.J39]+[.$H$1]" office:value-type="time" office:time-value="PT99H45M00S">
            <text:p>99:45</text:p>
          </table:table-cell>
          <table:table-cell table:formula="of:=-[.J40]+[.I40]" office:value-type="time" office:time-value="PT03H45M00S">
            <text:p>03:45</text:p>
          </table:table-cell>
        </table:table-row>
        <table:table-row table:style-name="ro5">
          <table:table-cell table:formula="of:=[.A40]+1" office:value-type="date" office:date-value="2012-01-06">
            <text:p>Fr, 06.01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41:.G41])" office:value-type="time" office:time-value="PT00H00M00S">
            <text:p>00:00</text:p>
          </table:table-cell>
          <table:table-cell table:formula="of:=IF([.A41]&lt;=TODAY() ;[.I40]+[.H41];NA())" office:value-type="time" office:time-value="PT103H30M00S">
            <text:p>103:30</text:p>
          </table:table-cell>
          <table:table-cell table:formula="of:=[.J40]+[.$H$1]" office:value-type="time" office:time-value="PT102H22M30S">
            <text:p>102:22</text:p>
          </table:table-cell>
          <table:table-cell table:formula="of:=-[.J41]+[.I41]" office:value-type="time" office:time-value="PT01H07M30S">
            <text:p>01:07</text:p>
          </table:table-cell>
        </table:table-row>
        <table:table-row table:style-name="ro5">
          <table:table-cell table:formula="of:=[.A41]+1" office:value-type="date" office:date-value="2012-01-07">
            <text:p>Sa, 07.01.2012</text:p>
          </table:table-cell>
          <table:table-cell table:style-name="ce7"/>
          <table:table-cell table:style-name="ce14"/>
          <table:table-cell table:style-name="ce14" office:value-type="time" office:time-value="PT00H30M00S">
            <text:p>00:30</text:p>
          </table:table-cell>
          <table:table-cell table:style-name="ce14" office:value-type="time" office:time-value="PT03H00M00S">
            <text:p>03:00</text:p>
          </table:table-cell>
          <table:table-cell table:style-name="ce14"/>
          <table:table-cell table:style-name="ce18"/>
          <table:table-cell table:formula="of:=SUM([.B42:.G42])" office:value-type="time" office:time-value="PT03H30M00S">
            <text:p>03:30</text:p>
          </table:table-cell>
          <table:table-cell table:formula="of:=IF([.A42]&lt;=TODAY() ;[.I41]+[.H42];NA())" office:value-type="time" office:time-value="PT107H00M00S">
            <text:p>107:00</text:p>
          </table:table-cell>
          <table:table-cell table:formula="of:=[.J41]+[.$H$1]" office:value-type="time" office:time-value="PT105H00M00S">
            <text:p>105:00</text:p>
          </table:table-cell>
          <table:table-cell table:formula="of:=-[.J42]+[.I42]" office:value-type="time" office:time-value="PT02H00M00S">
            <text:p>02:00</text:p>
          </table:table-cell>
        </table:table-row>
        <table:table-row table:style-name="ro5">
          <table:table-cell table:formula="of:=[.A42]+1" office:value-type="date" office:date-value="2012-01-08">
            <text:p>So, 08.01.2012</text:p>
          </table:table-cell>
          <table:table-cell table:style-name="ce7"/>
          <table:table-cell table:style-name="ce14" office:value-type="time" office:time-value="PT00H30M00S">
            <text:p>00:30</text:p>
          </table:table-cell>
          <table:table-cell table:style-name="ce14"/>
          <table:table-cell table:style-name="ce14" office:value-type="time" office:time-value="PT04H00M00S">
            <text:p>04:00</text:p>
          </table:table-cell>
          <table:table-cell table:style-name="ce14"/>
          <table:table-cell table:style-name="ce18" office:value-type="time" office:time-value="PT00H30M00S">
            <text:p>00:30</text:p>
          </table:table-cell>
          <table:table-cell table:formula="of:=SUM([.B43:.G43])" office:value-type="time" office:time-value="PT05H00M00S">
            <text:p>05:00</text:p>
          </table:table-cell>
          <table:table-cell table:formula="of:=IF([.A43]&lt;=TODAY() ;[.I42]+[.H43];NA())" office:value-type="time" office:time-value="PT112H00M00S">
            <text:p>112:00</text:p>
          </table:table-cell>
          <table:table-cell table:formula="of:=[.J42]+[.$H$1]" office:value-type="time" office:time-value="PT107H37M30S">
            <text:p>107:37</text:p>
          </table:table-cell>
          <table:table-cell table:formula="of:=-[.J43]+[.I43]" office:value-type="time" office:time-value="PT04H22M30S">
            <text:p>04:22</text:p>
          </table:table-cell>
        </table:table-row>
        <table:table-row table:style-name="ro5">
          <table:table-cell table:formula="of:=[.A43]+1" office:value-type="date" office:date-value="2012-01-09">
            <text:p>Mo, 09.01.2012</text:p>
          </table:table-cell>
          <table:table-cell table:number-columns-repeated="3"/>
          <table:table-cell office:value-type="time" office:time-value="PT03H30M00S">
            <text:p>03:30</text:p>
          </table:table-cell>
          <table:table-cell table:number-columns-repeated="2"/>
          <table:table-cell table:formula="of:=SUM([.B44:.G44])" office:value-type="time" office:time-value="PT03H30M00S">
            <text:p>03:30</text:p>
          </table:table-cell>
          <table:table-cell table:formula="of:=IF([.A44]&lt;=TODAY() ;[.I43]+[.H44];NA())" office:value-type="time" office:time-value="PT115H30M00S">
            <text:p>115:30</text:p>
          </table:table-cell>
          <table:table-cell table:formula="of:=[.J43]+[.$H$1]" office:value-type="time" office:time-value="PT110H15M00S">
            <text:p>110:15</text:p>
          </table:table-cell>
          <table:table-cell table:formula="of:=-[.J44]+[.I44]" office:value-type="time" office:time-value="PT05H15M00S">
            <text:p>05:15</text:p>
          </table:table-cell>
        </table:table-row>
        <table:table-row table:style-name="ro5">
          <table:table-cell table:formula="of:=[.A44]+1" office:value-type="date" office:date-value="2012-01-10">
            <text:p>Di, 10.01.2012</text:p>
          </table:table-cell>
          <table:table-cell office:value-type="time" office:time-value="PT02H00M00S">
            <text:p>02:00</text:p>
          </table:table-cell>
          <table:table-cell table:number-columns-repeated="2"/>
          <table:table-cell office:value-type="time" office:time-value="PT00H30M00S">
            <text:p>00:30</text:p>
          </table:table-cell>
          <table:table-cell table:number-columns-repeated="2"/>
          <table:table-cell table:formula="of:=SUM([.B45:.G45])" office:value-type="time" office:time-value="PT02H30M00S">
            <text:p>02:30</text:p>
          </table:table-cell>
          <table:table-cell table:formula="of:=IF([.A45]&lt;=TODAY() ;[.I44]+[.H45];NA())" office:value-type="time" office:time-value="PT118H00M00S">
            <text:p>118:00</text:p>
          </table:table-cell>
          <table:table-cell table:formula="of:=[.J44]+[.$H$1]" office:value-type="time" office:time-value="PT112H52M30S">
            <text:p>112:52</text:p>
          </table:table-cell>
          <table:table-cell table:formula="of:=-[.J45]+[.I45]" office:value-type="time" office:time-value="PT05H07M30S">
            <text:p>05:07</text:p>
          </table:table-cell>
        </table:table-row>
        <table:table-row table:style-name="ro5">
          <table:table-cell table:formula="of:=[.A45]+1" office:value-type="date" office:date-value="2012-01-11">
            <text:p>Mi, 11.01.2012</text:p>
          </table:table-cell>
          <table:table-cell table:number-columns-repeated="6"/>
          <table:table-cell table:formula="of:=SUM([.B46:.G46])" office:value-type="time" office:time-value="PT00H00M00S">
            <text:p>00:00</text:p>
          </table:table-cell>
          <table:table-cell table:formula="of:=IF([.A46]&lt;=TODAY() ;[.I45]+[.H46];NA())" office:value-type="time" office:time-value="PT118H00M00S">
            <text:p>118:00</text:p>
          </table:table-cell>
          <table:table-cell table:formula="of:=[.J45]+[.$H$1]" office:value-type="time" office:time-value="PT115H30M00S">
            <text:p>115:30</text:p>
          </table:table-cell>
          <table:table-cell table:formula="of:=-[.J46]+[.I46]" office:value-type="time" office:time-value="PT02H30M00S">
            <text:p>02:30</text:p>
          </table:table-cell>
        </table:table-row>
        <table:table-row table:style-name="ro5">
          <table:table-cell table:formula="of:=[.A46]+1" office:value-type="date" office:date-value="2012-01-12">
            <text:p>Do, 12.01.2012</text:p>
          </table:table-cell>
          <table:table-cell/>
          <table:table-cell office:value-type="time" office:time-value="PT01H00M00S">
            <text:p>01:00</text:p>
          </table:table-cell>
          <table:table-cell/>
          <table:table-cell office:value-type="time" office:time-value="PT02H00M00S">
            <text:p>02:00</text:p>
          </table:table-cell>
          <table:table-cell table:number-columns-repeated="2"/>
          <table:table-cell table:formula="of:=SUM([.B47:.G47])" office:value-type="time" office:time-value="PT03H00M00S">
            <text:p>03:00</text:p>
          </table:table-cell>
          <table:table-cell table:formula="of:=IF([.A47]&lt;=TODAY() ;[.I46]+[.H47];NA())" office:value-type="time" office:time-value="PT121H00M00S">
            <text:p>121:00</text:p>
          </table:table-cell>
          <table:table-cell table:formula="of:=[.J46]+[.$H$1]" office:value-type="time" office:time-value="PT118H07M30S">
            <text:p>118:07</text:p>
          </table:table-cell>
          <table:table-cell table:formula="of:=-[.J47]+[.I47]" office:value-type="time" office:time-value="PT02H52M30S">
            <text:p>02:52</text:p>
          </table:table-cell>
        </table:table-row>
        <table:table-row table:style-name="ro5">
          <table:table-cell table:formula="of:=[.A47]+1" office:value-type="date" office:date-value="2012-01-13">
            <text:p>Fr, 13.01.2012</text:p>
          </table:table-cell>
          <table:table-cell table:number-columns-repeated="3"/>
          <table:table-cell office:value-type="time" office:time-value="PT02H30M00S">
            <text:p>02:30</text:p>
          </table:table-cell>
          <table:table-cell table:number-columns-repeated="2"/>
          <table:table-cell table:formula="of:=SUM([.B48:.G48])" office:value-type="time" office:time-value="PT02H30M00S">
            <text:p>02:30</text:p>
          </table:table-cell>
          <table:table-cell table:formula="of:=IF([.A48]&lt;=TODAY() ;[.I47]+[.H48];NA())" office:value-type="time" office:time-value="PT123H30M00S">
            <text:p>123:30</text:p>
          </table:table-cell>
          <table:table-cell table:formula="of:=[.J47]+[.$H$1]" office:value-type="time" office:time-value="PT120H45M00S">
            <text:p>120:45</text:p>
          </table:table-cell>
          <table:table-cell table:formula="of:=-[.J48]+[.I48]" office:value-type="time" office:time-value="PT02H45M00S">
            <text:p>02:45</text:p>
          </table:table-cell>
        </table:table-row>
        <table:table-row table:style-name="ro5">
          <table:table-cell table:formula="of:=[.A48]+1" office:value-type="date" office:date-value="2012-01-14">
            <text:p>Sa, 14.01.2012</text:p>
          </table:table-cell>
          <table:table-cell/>
          <table:table-cell office:value-type="time" office:time-value="PT01H00M00S">
            <text:p>01:00</text:p>
          </table:table-cell>
          <table:table-cell/>
          <table:table-cell office:value-type="time" office:time-value="PT02H00M00S">
            <text:p>02:00</text:p>
          </table:table-cell>
          <table:table-cell table:number-columns-repeated="2"/>
          <table:table-cell table:formula="of:=SUM([.B49:.G49])" office:value-type="time" office:time-value="PT03H00M00S">
            <text:p>03:00</text:p>
          </table:table-cell>
          <table:table-cell table:formula="of:=IF([.A49]&lt;=TODAY() ;[.I48]+[.H49];NA())" office:value-type="time" office:time-value="PT126H30M00S">
            <text:p>126:30</text:p>
          </table:table-cell>
          <table:table-cell table:formula="of:=[.J48]+[.$H$1]" office:value-type="time" office:time-value="PT123H22M30S">
            <text:p>123:22</text:p>
          </table:table-cell>
          <table:table-cell table:formula="of:=-[.J49]+[.I49]" office:value-type="time" office:time-value="PT03H07M30S">
            <text:p>03:07</text:p>
          </table:table-cell>
        </table:table-row>
        <table:table-row table:style-name="ro5">
          <table:table-cell table:formula="of:=[.A49]+1" office:value-type="date" office:date-value="2012-01-15">
            <text:p>So, 15.01.2012</text:p>
          </table:table-cell>
          <table:table-cell office:value-type="time" office:time-value="PT00H30M00S">
            <text:p>00:30</text:p>
          </table:table-cell>
          <table:table-cell table:number-columns-repeated="2"/>
          <table:table-cell office:value-type="time" office:time-value="PT04H00M00S">
            <text:p>04:00</text:p>
          </table:table-cell>
          <table:table-cell table:number-columns-repeated="2"/>
          <table:table-cell table:formula="of:=SUM([.B50:.G50])" office:value-type="time" office:time-value="PT04H30M00S">
            <text:p>04:30</text:p>
          </table:table-cell>
          <table:table-cell table:formula="of:=IF([.A50]&lt;=TODAY() ;[.I49]+[.H50];NA())" office:value-type="time" office:time-value="PT131H00M00S">
            <text:p>131:00</text:p>
          </table:table-cell>
          <table:table-cell table:formula="of:=[.J49]+[.$H$1]" office:value-type="time" office:time-value="PT126H00M00S">
            <text:p>126:00</text:p>
          </table:table-cell>
          <table:table-cell table:formula="of:=-[.J50]+[.I50]" office:value-type="time" office:time-value="PT05H00M00S">
            <text:p>05:00</text:p>
          </table:table-cell>
        </table:table-row>
        <table:table-row table:style-name="ro5">
          <table:table-cell table:formula="of:=[.A50]+1" office:value-type="date" office:date-value="2012-01-16">
            <text:p>Mo, 16.01.2012</text:p>
          </table:table-cell>
          <table:table-cell table:style-name="ce7"/>
          <table:table-cell table:style-name="ce14" office:value-type="time" office:time-value="PT01H00M00S">
            <text:p>01:00</text:p>
          </table:table-cell>
          <table:table-cell table:style-name="ce14"/>
          <table:table-cell table:style-name="ce14" office:value-type="time" office:time-value="PT05H00M00S">
            <text:p>05:00</text:p>
          </table:table-cell>
          <table:table-cell table:style-name="ce14"/>
          <table:table-cell table:style-name="ce18"/>
          <table:table-cell table:formula="of:=SUM([.B51:.G51])" office:value-type="time" office:time-value="PT06H00M00S">
            <text:p>06:00</text:p>
          </table:table-cell>
          <table:table-cell table:formula="of:=IF([.A51]&lt;=TODAY() ;[.I50]+[.H51];NA())" office:value-type="time" office:time-value="PT137H00M00S">
            <text:p>137:00</text:p>
          </table:table-cell>
          <table:table-cell table:formula="of:=[.J50]+[.$H$1]" office:value-type="time" office:time-value="PT128H37M30S">
            <text:p>128:37</text:p>
          </table:table-cell>
          <table:table-cell table:formula="of:=-[.J51]+[.I51]" office:value-type="time" office:time-value="PT08H22M30S">
            <text:p>08:22</text:p>
          </table:table-cell>
        </table:table-row>
        <table:table-row table:style-name="ro5">
          <table:table-cell table:formula="of:=[.A51]+1" office:value-type="date" office:date-value="2012-01-17">
            <text:p>Di, 17.01.2012</text:p>
          </table:table-cell>
          <table:table-cell table:style-name="ce7"/>
          <table:table-cell table:style-name="ce14" table:number-columns-repeated="2"/>
          <table:table-cell table:style-name="ce14" office:value-type="time" office:time-value="PT01H00M00S">
            <text:p>01:00</text:p>
          </table:table-cell>
          <table:table-cell table:style-name="ce14"/>
          <table:table-cell table:style-name="ce18"/>
          <table:table-cell table:formula="of:=SUM([.B52:.G52])" office:value-type="time" office:time-value="PT01H00M00S">
            <text:p>01:00</text:p>
          </table:table-cell>
          <table:table-cell table:formula="of:=IF([.A52]&lt;=TODAY() ;[.I51]+[.H52];NA())" office:value-type="time" office:time-value="PT138H00M00S">
            <text:p>138:00</text:p>
          </table:table-cell>
          <table:table-cell table:formula="of:=[.J51]+[.$H$1]" office:value-type="time" office:time-value="PT131H15M00S">
            <text:p>131:15</text:p>
          </table:table-cell>
          <table:table-cell table:formula="of:=-[.J52]+[.I52]" office:value-type="time" office:time-value="PT06H45M00S">
            <text:p>06:45</text:p>
          </table:table-cell>
        </table:table-row>
        <table:table-row table:style-name="ro5">
          <table:table-cell table:formula="of:=[.A52]+1" office:value-type="date" office:date-value="2012-01-18">
            <text:p>Mi, 18.01.2012</text:p>
          </table:table-cell>
          <table:table-cell table:style-name="ce7"/>
          <table:table-cell table:style-name="ce14" table:number-columns-repeated="4"/>
          <table:table-cell table:style-name="ce18" office:value-type="time" office:time-value="PT01H00M00S">
            <text:p>01:00</text:p>
          </table:table-cell>
          <table:table-cell table:formula="of:=SUM([.B53:.G53])" office:value-type="time" office:time-value="PT01H00M00S">
            <text:p>01:00</text:p>
          </table:table-cell>
          <table:table-cell table:formula="of:=IF([.A53]&lt;=TODAY() ;[.I52]+[.H53];NA())" office:value-type="time" office:time-value="PT139H00M00S">
            <text:p>139:00</text:p>
          </table:table-cell>
          <table:table-cell table:formula="of:=[.J52]+[.$H$1]" office:value-type="time" office:time-value="PT133H52M30S">
            <text:p>133:52</text:p>
          </table:table-cell>
          <table:table-cell table:formula="of:=-[.J53]+[.I53]" office:value-type="time" office:time-value="PT05H07M30S">
            <text:p>05:07</text:p>
          </table:table-cell>
        </table:table-row>
        <table:table-row table:style-name="ro5">
          <table:table-cell table:formula="of:=[.A53]+1" office:value-type="date" office:date-value="2012-01-19">
            <text:p>Do, 19.01.2012</text:p>
          </table:table-cell>
          <table:table-cell table:style-name="ce7"/>
          <table:table-cell table:style-name="ce14" table:number-columns-repeated="2"/>
          <table:table-cell table:style-name="ce14" office:value-type="time" office:time-value="PT02H30M00S">
            <text:p>02:30</text:p>
          </table:table-cell>
          <table:table-cell table:style-name="ce14"/>
          <table:table-cell table:style-name="ce18"/>
          <table:table-cell table:formula="of:=SUM([.B54:.G54])" office:value-type="time" office:time-value="PT02H30M00S">
            <text:p>02:30</text:p>
          </table:table-cell>
          <table:table-cell table:formula="of:=IF([.A54]&lt;=TODAY() ;[.I53]+[.H54];NA())" office:value-type="time" office:time-value="PT141H30M00S">
            <text:p>141:30</text:p>
          </table:table-cell>
          <table:table-cell table:formula="of:=[.J53]+[.$H$1]" office:value-type="time" office:time-value="PT136H30M00S">
            <text:p>136:30</text:p>
          </table:table-cell>
          <table:table-cell table:formula="of:=-[.J54]+[.I54]" office:value-type="time" office:time-value="PT05H00M00S">
            <text:p>05:00</text:p>
          </table:table-cell>
        </table:table-row>
        <table:table-row table:style-name="ro5">
          <table:table-cell table:formula="of:=[.A54]+1" office:value-type="date" office:date-value="2012-01-20">
            <text:p>Fr, 20.01.2012</text:p>
          </table:table-cell>
          <table:table-cell table:style-name="ce7"/>
          <table:table-cell table:style-name="ce14" table:number-columns-repeated="2"/>
          <table:table-cell table:style-name="ce14" office:value-type="time" office:time-value="PT02H00M00S">
            <text:p>02:00</text:p>
          </table:table-cell>
          <table:table-cell table:style-name="ce14"/>
          <table:table-cell table:style-name="ce18" office:value-type="time" office:time-value="PT01H00M00S">
            <text:p>01:00</text:p>
          </table:table-cell>
          <table:table-cell table:formula="of:=SUM([.B55:.G55])" office:value-type="time" office:time-value="PT03H00M00S">
            <text:p>03:00</text:p>
          </table:table-cell>
          <table:table-cell table:formula="of:=IF([.A55]&lt;=TODAY() ;[.I54]+[.H55];NA())" office:value-type="time" office:time-value="PT144H30M00S">
            <text:p>144:30</text:p>
          </table:table-cell>
          <table:table-cell table:formula="of:=[.J54]+[.$H$1]" office:value-type="time" office:time-value="PT139H07M30S">
            <text:p>139:07</text:p>
          </table:table-cell>
          <table:table-cell table:formula="of:=-[.J55]+[.I55]" office:value-type="time" office:time-value="PT05H22M30S">
            <text:p>05:22</text:p>
          </table:table-cell>
        </table:table-row>
        <table:table-row table:style-name="ro5">
          <table:table-cell table:formula="of:=[.A55]+1" office:value-type="date" office:date-value="2012-01-21">
            <text:p>Sa, 21.01.2012</text:p>
          </table:table-cell>
          <table:table-cell table:style-name="ce7"/>
          <table:table-cell table:style-name="ce14" table:number-columns-repeated="2"/>
          <table:table-cell table:style-name="ce14" office:value-type="time" office:time-value="PT04H00M00S">
            <text:p>04:00</text:p>
          </table:table-cell>
          <table:table-cell table:style-name="ce14"/>
          <table:table-cell table:style-name="ce18"/>
          <table:table-cell table:formula="of:=SUM([.B56:.G56])" office:value-type="time" office:time-value="PT04H00M00S">
            <text:p>04:00</text:p>
          </table:table-cell>
          <table:table-cell table:formula="of:=IF([.A56]&lt;=TODAY() ;[.I55]+[.H56];NA())" office:value-type="time" office:time-value="PT148H30M00S">
            <text:p>148:30</text:p>
          </table:table-cell>
          <table:table-cell table:formula="of:=[.J55]+[.$H$1]" office:value-type="time" office:time-value="PT141H45M00S">
            <text:p>141:45</text:p>
          </table:table-cell>
          <table:table-cell table:formula="of:=-[.J56]+[.I56]" office:value-type="time" office:time-value="PT06H45M00S">
            <text:p>06:45</text:p>
          </table:table-cell>
        </table:table-row>
        <table:table-row table:style-name="ro5">
          <table:table-cell table:formula="of:=[.A56]+1" office:value-type="date" office:date-value="2012-01-22">
            <text:p>So, 22.01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57:.G57])" office:value-type="time" office:time-value="PT00H00M00S">
            <text:p>00:00</text:p>
          </table:table-cell>
          <table:table-cell table:formula="of:=IF([.A57]&lt;=TODAY() ;[.I56]+[.H57];NA())" office:value-type="time" office:time-value="PT148H30M00S">
            <text:p>148:30</text:p>
          </table:table-cell>
          <table:table-cell table:formula="of:=[.J56]+[.$H$1]" office:value-type="time" office:time-value="PT144H22M30S">
            <text:p>144:22</text:p>
          </table:table-cell>
          <table:table-cell table:formula="of:=-[.J57]+[.I57]" office:value-type="time" office:time-value="PT04H07M30S">
            <text:p>04:07</text:p>
          </table:table-cell>
        </table:table-row>
        <table:table-row table:style-name="ro5">
          <table:table-cell table:formula="of:=[.A57]+1" office:value-type="date" office:date-value="2012-01-23">
            <text:p>Mo, 23.01.2012</text:p>
          </table:table-cell>
          <table:table-cell/>
          <table:table-cell office:value-type="time" office:time-value="PT00H30M00S">
            <text:p>00:30</text:p>
          </table:table-cell>
          <table:table-cell/>
          <table:table-cell office:value-type="time" office:time-value="PT00H30M00S">
            <text:p>00:30</text:p>
          </table:table-cell>
          <table:table-cell table:number-columns-repeated="2"/>
          <table:table-cell table:formula="of:=SUM([.B58:.G58])" office:value-type="time" office:time-value="PT01H00M00S">
            <text:p>01:00</text:p>
          </table:table-cell>
          <table:table-cell table:formula="of:=IF([.A58]&lt;=TODAY() ;[.I57]+[.H58];NA())" office:value-type="time" office:time-value="PT149H30M00S">
            <text:p>149:30</text:p>
          </table:table-cell>
          <table:table-cell table:formula="of:=[.J57]+[.$H$1]" office:value-type="time" office:time-value="PT147H00M00S">
            <text:p>147:00</text:p>
          </table:table-cell>
          <table:table-cell table:formula="of:=-[.J58]+[.I58]" office:value-type="time" office:time-value="PT02H30M00S">
            <text:p>02:30</text:p>
          </table:table-cell>
        </table:table-row>
        <table:table-row table:style-name="ro5">
          <table:table-cell table:formula="of:=[.A58]+1" office:value-type="date" office:date-value="2012-01-24">
            <text:p>Di, 24.01.2012</text:p>
          </table:table-cell>
          <table:table-cell table:number-columns-repeated="6"/>
          <table:table-cell table:formula="of:=SUM([.B59:.G59])" office:value-type="time" office:time-value="PT00H00M00S">
            <text:p>00:00</text:p>
          </table:table-cell>
          <table:table-cell table:formula="of:=IF([.A59]&lt;=TODAY() ;[.I58]+[.H59];NA())" office:value-type="time" office:time-value="PT149H30M00S">
            <text:p>149:30</text:p>
          </table:table-cell>
          <table:table-cell table:formula="of:=[.J58]+[.$H$1]" office:value-type="time" office:time-value="PT149H37M30S">
            <text:p>149:37</text:p>
          </table:table-cell>
          <table:table-cell table:formula="of:=-[.J59]+[.I59]" office:value-type="time" office:time-value="-PT00H07M30S">
            <text:p>-00:07</text:p>
          </table:table-cell>
        </table:table-row>
        <table:table-row table:style-name="ro5">
          <table:table-cell table:formula="of:=[.A59]+1" office:value-type="date" office:date-value="2012-01-25">
            <text:p>Mi, 25.01.2012</text:p>
          </table:table-cell>
          <table:table-cell/>
          <table:table-cell office:value-type="time" office:time-value="PT00H30M00S">
            <text:p>00:30</text:p>
          </table:table-cell>
          <table:table-cell/>
          <table:table-cell office:value-type="time" office:time-value="PT00H30M00S">
            <text:p>00:30</text:p>
          </table:table-cell>
          <table:table-cell table:number-columns-repeated="2"/>
          <table:table-cell table:formula="of:=SUM([.B60:.G60])" office:value-type="time" office:time-value="PT01H00M00S">
            <text:p>01:00</text:p>
          </table:table-cell>
          <table:table-cell table:formula="of:=IF([.A60]&lt;=TODAY() ;[.I59]+[.H60];NA())" office:value-type="time" office:time-value="PT150H30M00S">
            <text:p>150:30</text:p>
          </table:table-cell>
          <table:table-cell table:formula="of:=[.J59]+[.$H$1]" office:value-type="time" office:time-value="PT152H15M00S">
            <text:p>152:15</text:p>
          </table:table-cell>
          <table:table-cell table:formula="of:=-[.J60]+[.I60]" office:value-type="time" office:time-value="-PT01H45M00S">
            <text:p>-01:45</text:p>
          </table:table-cell>
        </table:table-row>
        <table:table-row table:style-name="ro5">
          <table:table-cell table:formula="of:=[.A60]+1" office:value-type="date" office:date-value="2012-01-26">
            <text:p>Do, 26.01.2012</text:p>
          </table:table-cell>
          <table:table-cell/>
          <table:table-cell table:number-columns-repeated="3" office:value-type="time" office:time-value="PT00H30M00S">
            <text:p>00:30</text:p>
          </table:table-cell>
          <table:table-cell table:number-columns-repeated="2"/>
          <table:table-cell table:formula="of:=SUM([.B61:.G61])" office:value-type="time" office:time-value="PT01H30M00S">
            <text:p>01:30</text:p>
          </table:table-cell>
          <table:table-cell table:formula="of:=IF([.A61]&lt;=TODAY() ;[.I60]+[.H61];NA())" office:value-type="time" office:time-value="PT152H00M00S">
            <text:p>152:00</text:p>
          </table:table-cell>
          <table:table-cell table:formula="of:=[.J60]+[.$H$1]" office:value-type="time" office:time-value="PT154H52M30S">
            <text:p>154:52</text:p>
          </table:table-cell>
          <table:table-cell table:formula="of:=-[.J61]+[.I61]" office:value-type="time" office:time-value="-PT02H52M30S">
            <text:p>-02:52</text:p>
          </table:table-cell>
        </table:table-row>
        <table:table-row table:style-name="ro5">
          <table:table-cell table:formula="of:=[.A61]+1" office:value-type="date" office:date-value="2012-01-27">
            <text:p>Fr, 27.01.2012</text:p>
          </table:table-cell>
          <table:table-cell office:value-type="time" office:time-value="PT00H30M00S">
            <text:p>00:30</text:p>
          </table:table-cell>
          <table:table-cell table:number-columns-repeated="5"/>
          <table:table-cell table:formula="of:=SUM([.B62:.G62])" office:value-type="time" office:time-value="PT00H30M00S">
            <text:p>00:30</text:p>
          </table:table-cell>
          <table:table-cell table:formula="of:=IF([.A62]&lt;=TODAY() ;[.I61]+[.H62];NA())" office:value-type="time" office:time-value="PT152H30M00S">
            <text:p>152:30</text:p>
          </table:table-cell>
          <table:table-cell table:formula="of:=[.J61]+[.$H$1]" office:value-type="time" office:time-value="PT157H30M00S">
            <text:p>157:30</text:p>
          </table:table-cell>
          <table:table-cell table:formula="of:=-[.J62]+[.I62]" office:value-type="time" office:time-value="-PT05H00M00S">
            <text:p>-05:00</text:p>
          </table:table-cell>
        </table:table-row>
        <table:table-row table:style-name="ro5">
          <table:table-cell table:formula="of:=[.A62]+1" office:value-type="date" office:date-value="2012-01-28">
            <text:p>Sa, 28.01.2012</text:p>
          </table:table-cell>
          <table:table-cell table:number-columns-repeated="2"/>
          <table:table-cell office:value-type="time" office:time-value="PT01H00M00S">
            <text:p>01:00</text:p>
          </table:table-cell>
          <table:table-cell office:value-type="time" office:time-value="PT02H00M00S">
            <text:p>02:00</text:p>
          </table:table-cell>
          <table:table-cell/>
          <table:table-cell office:value-type="time" office:time-value="PT02H30M00S">
            <text:p>02:30</text:p>
          </table:table-cell>
          <table:table-cell table:formula="of:=SUM([.B63:.G63])" office:value-type="time" office:time-value="PT05H30M00S">
            <text:p>05:30</text:p>
          </table:table-cell>
          <table:table-cell table:formula="of:=IF([.A63]&lt;=TODAY() ;[.I62]+[.H63];NA())" office:value-type="time" office:time-value="PT158H00M00S">
            <text:p>158:00</text:p>
          </table:table-cell>
          <table:table-cell table:formula="of:=[.J62]+[.$H$1]" office:value-type="time" office:time-value="PT160H07M30S">
            <text:p>160:07</text:p>
          </table:table-cell>
          <table:table-cell table:formula="of:=-[.J63]+[.I63]" office:value-type="time" office:time-value="-PT02H07M30S">
            <text:p>-02:07</text:p>
          </table:table-cell>
        </table:table-row>
        <table:table-row table:style-name="ro5">
          <table:table-cell table:formula="of:=[.A63]+1" office:value-type="date" office:date-value="2012-01-29">
            <text:p>So, 29.01.2012</text:p>
          </table:table-cell>
          <table:table-cell table:number-columns-repeated="3"/>
          <table:table-cell office:value-type="time" office:time-value="PT03H00M00S">
            <text:p>03:00</text:p>
          </table:table-cell>
          <table:table-cell/>
          <table:table-cell office:value-type="time" office:time-value="PT02H00M00S">
            <text:p>02:00</text:p>
          </table:table-cell>
          <table:table-cell table:formula="of:=SUM([.B64:.G64])" office:value-type="time" office:time-value="PT05H00M00S">
            <text:p>05:00</text:p>
          </table:table-cell>
          <table:table-cell table:formula="of:=IF([.A64]&lt;=TODAY() ;[.I63]+[.H64];NA())" office:value-type="time" office:time-value="PT163H00M00S">
            <text:p>163:00</text:p>
          </table:table-cell>
          <table:table-cell table:formula="of:=[.J63]+[.$H$1]" office:value-type="time" office:time-value="PT162H45M00S">
            <text:p>162:45</text:p>
          </table:table-cell>
          <table:table-cell table:formula="of:=-[.J64]+[.I64]" office:value-type="time" office:time-value="PT00H15M00S">
            <text:p>00:15</text:p>
          </table:table-cell>
        </table:table-row>
        <table:table-row table:style-name="ro5">
          <table:table-cell table:formula="of:=[.A64]+1" office:value-type="date" office:date-value="2012-01-30">
            <text:p>Mo, 30.01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65:.G65])" office:value-type="time" office:time-value="PT00H00M00S">
            <text:p>00:00</text:p>
          </table:table-cell>
          <table:table-cell table:formula="of:=IF([.A65]&lt;=TODAY() ;[.I64]+[.H65];NA())" office:value-type="time" office:time-value="PT163H00M00S">
            <text:p>163:00</text:p>
          </table:table-cell>
          <table:table-cell table:formula="of:=[.J64]+[.$H$1]" office:value-type="time" office:time-value="PT165H22M30S">
            <text:p>165:22</text:p>
          </table:table-cell>
          <table:table-cell table:formula="of:=-[.J65]+[.I65]" office:value-type="time" office:time-value="-PT02H22M30S">
            <text:p>-02:22</text:p>
          </table:table-cell>
        </table:table-row>
        <table:table-row table:style-name="ro5">
          <table:table-cell table:formula="of:=[.A65]+1" office:value-type="date" office:date-value="2012-01-31">
            <text:p>Di, 31.01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66:.G66])" office:value-type="time" office:time-value="PT00H00M00S">
            <text:p>00:00</text:p>
          </table:table-cell>
          <table:table-cell table:formula="of:=IF([.A66]&lt;=TODAY() ;[.I65]+[.H66];NA())" office:value-type="time" office:time-value="PT163H00M00S">
            <text:p>163:00</text:p>
          </table:table-cell>
          <table:table-cell table:formula="of:=[.J65]+[.$H$1]" office:value-type="time" office:time-value="PT168H00M00S">
            <text:p>168:00</text:p>
          </table:table-cell>
          <table:table-cell table:formula="of:=-[.J66]+[.I66]" office:value-type="time" office:time-value="-PT05H00M00S">
            <text:p>-05:00</text:p>
          </table:table-cell>
        </table:table-row>
        <table:table-row table:style-name="ro5">
          <table:table-cell table:formula="of:=[.A66]+1" office:value-type="date" office:date-value="2012-02-01">
            <text:p>Mi, 01.02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67:.G67])" office:value-type="time" office:time-value="PT00H00M00S">
            <text:p>00:00</text:p>
          </table:table-cell>
          <table:table-cell table:formula="of:=IF([.A67]&lt;=TODAY() ;[.I66]+[.H67];NA())" office:value-type="time" office:time-value="PT163H00M00S">
            <text:p>163:00</text:p>
          </table:table-cell>
          <table:table-cell table:formula="of:=[.J66]+[.$H$1]" office:value-type="time" office:time-value="PT170H37M30S">
            <text:p>170:37</text:p>
          </table:table-cell>
          <table:table-cell table:formula="of:=-[.J67]+[.I67]" office:value-type="time" office:time-value="-PT07H37M30S">
            <text:p>-07:37</text:p>
          </table:table-cell>
        </table:table-row>
        <table:table-row table:style-name="ro5">
          <table:table-cell table:formula="of:=[.A67]+1" office:value-type="date" office:date-value="2012-02-02">
            <text:p>Do, 02.02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68:.G68])" office:value-type="time" office:time-value="PT00H00M00S">
            <text:p>00:00</text:p>
          </table:table-cell>
          <table:table-cell table:formula="of:=IF([.A68]&lt;=TODAY() ;[.I67]+[.H68];NA())" office:value-type="time" office:time-value="PT163H00M00S">
            <text:p>163:00</text:p>
          </table:table-cell>
          <table:table-cell table:formula="of:=[.J67]+[.$H$1]" office:value-type="time" office:time-value="PT173H15M00S">
            <text:p>173:15</text:p>
          </table:table-cell>
          <table:table-cell table:formula="of:=-[.J68]+[.I68]" office:value-type="time" office:time-value="-PT10H15M00S">
            <text:p>-10:15</text:p>
          </table:table-cell>
        </table:table-row>
        <table:table-row table:style-name="ro5">
          <table:table-cell table:formula="of:=[.A68]+1" office:value-type="date" office:date-value="2012-02-03">
            <text:p>Fr, 03.02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69:.G69])" office:value-type="time" office:time-value="PT00H00M00S">
            <text:p>00:00</text:p>
          </table:table-cell>
          <table:table-cell table:formula="of:=IF([.A69]&lt;=TODAY() ;[.I68]+[.H69];NA())" office:value-type="time" office:time-value="PT163H00M00S">
            <text:p>163:00</text:p>
          </table:table-cell>
          <table:table-cell table:formula="of:=[.J68]+[.$H$1]" office:value-type="time" office:time-value="PT175H52M30S">
            <text:p>175:52</text:p>
          </table:table-cell>
          <table:table-cell table:formula="of:=-[.J69]+[.I69]" office:value-type="time" office:time-value="-PT12H52M30S">
            <text:p>-12:52</text:p>
          </table:table-cell>
        </table:table-row>
        <table:table-row table:style-name="ro5">
          <table:table-cell table:formula="of:=[.A69]+1" office:value-type="date" office:date-value="2012-02-04">
            <text:p>Sa, 04.02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70:.G70])" office:value-type="time" office:time-value="PT00H00M00S">
            <text:p>00:00</text:p>
          </table:table-cell>
          <table:table-cell table:formula="of:=IF([.A70]&lt;=TODAY() ;[.I69]+[.H70];NA())" office:value-type="time" office:time-value="PT163H00M00S">
            <text:p>163:00</text:p>
          </table:table-cell>
          <table:table-cell table:formula="of:=[.J69]+[.$H$1]" office:value-type="time" office:time-value="PT178H30M00S">
            <text:p>178:30</text:p>
          </table:table-cell>
          <table:table-cell table:formula="of:=-[.J70]+[.I70]" office:value-type="time" office:time-value="-PT15H30M00S">
            <text:p>-15:30</text:p>
          </table:table-cell>
        </table:table-row>
        <table:table-row table:style-name="ro5">
          <table:table-cell table:formula="of:=[.A70]+1" office:value-type="date" office:date-value="2012-02-05">
            <text:p>So, 05.02.2012</text:p>
          </table:table-cell>
          <table:table-cell table:style-name="ce7" office:value-type="time" office:time-value="PT00H30M00S">
            <text:p>00:30</text:p>
          </table:table-cell>
          <table:table-cell table:style-name="ce14" table:number-columns-repeated="2"/>
          <table:table-cell table:style-name="ce14" office:value-type="time" office:time-value="PT04H00M00S">
            <text:p>04:00</text:p>
          </table:table-cell>
          <table:table-cell table:style-name="ce14"/>
          <table:table-cell table:style-name="ce18"/>
          <table:table-cell table:formula="of:=SUM([.B71:.G71])" office:value-type="time" office:time-value="PT04H30M00S">
            <text:p>04:30</text:p>
          </table:table-cell>
          <table:table-cell table:formula="of:=IF([.A71]&lt;=TODAY() ;[.I70]+[.H71];NA())" office:value-type="time" office:time-value="PT167H30M00S">
            <text:p>167:30</text:p>
          </table:table-cell>
          <table:table-cell table:formula="of:=[.J70]+[.$H$1]" office:value-type="time" office:time-value="PT181H07M30S">
            <text:p>181:07</text:p>
          </table:table-cell>
          <table:table-cell table:formula="of:=-[.J71]+[.I71]" office:value-type="time" office:time-value="-PT13H37M30S">
            <text:p>-13:37</text:p>
          </table:table-cell>
        </table:table-row>
        <table:table-row table:style-name="ro5">
          <table:table-cell table:formula="of:=[.A71]+1" office:value-type="date" office:date-value="2012-02-06">
            <text:p>Mo, 06.02.2012</text:p>
          </table:table-cell>
          <table:table-cell table:number-columns-repeated="3"/>
          <table:table-cell office:value-type="time" office:time-value="PT01H00M00S">
            <text:p>01:00</text:p>
          </table:table-cell>
          <table:table-cell/>
          <table:table-cell office:value-type="time" office:time-value="PT02H00M00S">
            <text:p>02:00</text:p>
          </table:table-cell>
          <table:table-cell table:formula="of:=SUM([.B72:.G72])" office:value-type="time" office:time-value="PT03H00M00S">
            <text:p>03:00</text:p>
          </table:table-cell>
          <table:table-cell table:formula="of:=IF([.A72]&lt;=TODAY() ;[.I71]+[.H72];NA())" office:value-type="time" office:time-value="PT170H30M00S">
            <text:p>170:30</text:p>
          </table:table-cell>
          <table:table-cell table:formula="of:=[.J71]+[.$H$1]" office:value-type="time" office:time-value="PT183H45M00S">
            <text:p>183:45</text:p>
          </table:table-cell>
          <table:table-cell table:formula="of:=-[.J72]+[.I72]" office:value-type="time" office:time-value="-PT13H15M00S">
            <text:p>-13:15</text:p>
          </table:table-cell>
        </table:table-row>
        <table:table-row table:style-name="ro5">
          <table:table-cell table:formula="of:=[.A72]+1" office:value-type="date" office:date-value="2012-02-07">
            <text:p>Di, 07.02.2012</text:p>
          </table:table-cell>
          <table:table-cell table:number-columns-repeated="3"/>
          <table:table-cell table:number-columns-repeated="3" office:value-type="time" office:time-value="PT01H00M00S">
            <text:p>01:00</text:p>
          </table:table-cell>
          <table:table-cell table:formula="of:=SUM([.B73:.G73])" office:value-type="time" office:time-value="PT03H00M00S">
            <text:p>03:00</text:p>
          </table:table-cell>
          <table:table-cell table:formula="of:=IF([.A73]&lt;=TODAY() ;[.I72]+[.H73];NA())" office:value-type="time" office:time-value="PT173H30M00S">
            <text:p>173:30</text:p>
          </table:table-cell>
          <table:table-cell table:formula="of:=[.J72]+[.$H$1]" office:value-type="time" office:time-value="PT186H22M30S">
            <text:p>186:22</text:p>
          </table:table-cell>
          <table:table-cell table:formula="of:=-[.J73]+[.I73]" office:value-type="time" office:time-value="-PT12H52M30S">
            <text:p>-12:52</text:p>
          </table:table-cell>
        </table:table-row>
        <table:table-row table:style-name="ro5">
          <table:table-cell table:formula="of:=[.A73]+1" office:value-type="date" office:date-value="2012-02-08">
            <text:p>Mi, 08.02.2012</text:p>
          </table:table-cell>
          <table:table-cell office:value-type="time" office:time-value="PT00H30M00S">
            <text:p>00:30</text:p>
          </table:table-cell>
          <table:table-cell table:number-columns-repeated="2"/>
          <table:table-cell office:value-type="time" office:time-value="PT01H00M00S">
            <text:p>01:00</text:p>
          </table:table-cell>
          <table:table-cell office:value-type="time" office:time-value="PT03H00M00S">
            <text:p>03:00</text:p>
          </table:table-cell>
          <table:table-cell/>
          <table:table-cell table:formula="of:=SUM([.B74:.G74])" office:value-type="time" office:time-value="PT04H30M00S">
            <text:p>04:30</text:p>
          </table:table-cell>
          <table:table-cell table:formula="of:=IF([.A74]&lt;=TODAY() ;[.I73]+[.H74];NA())" office:value-type="time" office:time-value="PT178H00M00S">
            <text:p>178:00</text:p>
          </table:table-cell>
          <table:table-cell table:formula="of:=[.J73]+[.$H$1]" office:value-type="time" office:time-value="PT189H00M00S">
            <text:p>189:00</text:p>
          </table:table-cell>
          <table:table-cell table:formula="of:=-[.J74]+[.I74]" office:value-type="time" office:time-value="-PT11H00M00S">
            <text:p>-11:00</text:p>
          </table:table-cell>
        </table:table-row>
        <table:table-row table:style-name="ro5">
          <table:table-cell table:formula="of:=[.A74]+1" office:value-type="date" office:date-value="2012-02-09">
            <text:p>Do, 09.02.2012</text:p>
          </table:table-cell>
          <table:table-cell table:number-columns-repeated="4"/>
          <table:table-cell office:value-type="time" office:time-value="PT03H00M00S">
            <text:p>03:00</text:p>
          </table:table-cell>
          <table:table-cell/>
          <table:table-cell table:formula="of:=SUM([.B75:.G75])" office:value-type="time" office:time-value="PT03H00M00S">
            <text:p>03:00</text:p>
          </table:table-cell>
          <table:table-cell table:formula="of:=IF([.A75]&lt;=TODAY() ;[.I74]+[.H75];NA())" office:value-type="time" office:time-value="PT181H00M00S">
            <text:p>181:00</text:p>
          </table:table-cell>
          <table:table-cell table:formula="of:=[.J74]+[.$H$1]" office:value-type="time" office:time-value="PT191H37M30S">
            <text:p>191:37</text:p>
          </table:table-cell>
          <table:table-cell table:formula="of:=-[.J75]+[.I75]" office:value-type="time" office:time-value="-PT10H37M30S">
            <text:p>-10:37</text:p>
          </table:table-cell>
        </table:table-row>
        <table:table-row table:style-name="ro5">
          <table:table-cell table:formula="of:=[.A75]+1" office:value-type="date" office:date-value="2012-02-10">
            <text:p>Fr, 10.02.2012</text:p>
          </table:table-cell>
          <table:table-cell office:value-type="time" office:time-value="PT00H30M00S">
            <text:p>00:30</text:p>
          </table:table-cell>
          <table:table-cell table:number-columns-repeated="2"/>
          <table:table-cell office:value-type="time" office:time-value="PT00H30M00S">
            <text:p>00:30</text:p>
          </table:table-cell>
          <table:table-cell office:value-type="time" office:time-value="PT01H00M00S">
            <text:p>01:00</text:p>
          </table:table-cell>
          <table:table-cell office:value-type="time" office:time-value="PT00H30M00S">
            <text:p>00:30</text:p>
          </table:table-cell>
          <table:table-cell table:formula="of:=SUM([.B76:.G76])" office:value-type="time" office:time-value="PT02H30M00S">
            <text:p>02:30</text:p>
          </table:table-cell>
          <table:table-cell table:formula="of:=IF([.A76]&lt;=TODAY() ;[.I75]+[.H76];NA())" office:value-type="time" office:time-value="PT183H30M00S">
            <text:p>183:30</text:p>
          </table:table-cell>
          <table:table-cell table:formula="of:=[.J75]+[.$H$1]" office:value-type="time" office:time-value="PT194H15M00S">
            <text:p>194:15</text:p>
          </table:table-cell>
          <table:table-cell table:formula="of:=-[.J76]+[.I76]" office:value-type="time" office:time-value="-PT10H45M00S">
            <text:p>-10:45</text:p>
          </table:table-cell>
        </table:table-row>
        <table:table-row table:style-name="ro5">
          <table:table-cell table:formula="of:=[.A76]+1" office:value-type="date" office:date-value="2012-02-11">
            <text:p>Sa, 11.02.2012</text:p>
          </table:table-cell>
          <table:table-cell table:number-columns-repeated="3"/>
          <table:table-cell office:value-type="time" office:time-value="PT01H00M00S">
            <text:p>01:00</text:p>
          </table:table-cell>
          <table:table-cell office:value-type="time" office:time-value="PT03H00M00S">
            <text:p>03:00</text:p>
          </table:table-cell>
          <table:table-cell office:value-type="time" office:time-value="PT01H00M00S">
            <text:p>01:00</text:p>
          </table:table-cell>
          <table:table-cell table:formula="of:=SUM([.B77:.G77])" office:value-type="time" office:time-value="PT05H00M00S">
            <text:p>05:00</text:p>
          </table:table-cell>
          <table:table-cell table:formula="of:=IF([.A77]&lt;=TODAY() ;[.I76]+[.H77];NA())" office:value-type="time" office:time-value="PT188H30M00S">
            <text:p>188:30</text:p>
          </table:table-cell>
          <table:table-cell table:formula="of:=[.J76]+[.$H$1]" office:value-type="time" office:time-value="PT196H52M30S">
            <text:p>196:52</text:p>
          </table:table-cell>
          <table:table-cell table:formula="of:=-[.J77]+[.I77]" office:value-type="time" office:time-value="-PT08H22M30S">
            <text:p>-08:22</text:p>
          </table:table-cell>
        </table:table-row>
        <table:table-row table:style-name="ro5">
          <table:table-cell table:formula="of:=[.A77]+1" office:value-type="date" office:date-value="2012-02-12">
            <text:p>So, 12.02.2012</text:p>
          </table:table-cell>
          <table:table-cell table:number-columns-repeated="3"/>
          <table:table-cell office:value-type="time" office:time-value="PT02H00M00S">
            <text:p>02:00</text:p>
          </table:table-cell>
          <table:table-cell office:value-type="time" office:time-value="PT02H30M00S">
            <text:p>02:30</text:p>
          </table:table-cell>
          <table:table-cell office:value-type="time" office:time-value="PT02H00M00S">
            <text:p>02:00</text:p>
          </table:table-cell>
          <table:table-cell table:formula="of:=SUM([.B78:.G78])" office:value-type="time" office:time-value="PT06H30M00S">
            <text:p>06:30</text:p>
          </table:table-cell>
          <table:table-cell table:formula="of:=IF([.A78]&lt;=TODAY() ;[.I77]+[.H78];NA())" office:value-type="time" office:time-value="PT195H00M00S">
            <text:p>195:00</text:p>
          </table:table-cell>
          <table:table-cell table:formula="of:=[.J77]+[.$H$1]" office:value-type="time" office:time-value="PT199H30M00S">
            <text:p>199:30</text:p>
          </table:table-cell>
          <table:table-cell table:formula="of:=-[.J78]+[.I78]" office:value-type="time" office:time-value="-PT04H30M00S">
            <text:p>-04:30</text:p>
          </table:table-cell>
        </table:table-row>
        <table:table-row table:style-name="ro5">
          <table:table-cell table:formula="of:=[.A78]+1" office:value-type="date" office:date-value="2012-02-13">
            <text:p>Mo, 13.02.2012</text:p>
          </table:table-cell>
          <table:table-cell table:style-name="ce7"/>
          <table:table-cell table:style-name="ce14" table:number-columns-repeated="3"/>
          <table:table-cell table:style-name="ce14" office:value-type="time" office:time-value="PT01H30M00S">
            <text:p>01:30</text:p>
          </table:table-cell>
          <table:table-cell table:style-name="ce18" office:value-type="time" office:time-value="PT03H00M00S">
            <text:p>03:00</text:p>
          </table:table-cell>
          <table:table-cell table:formula="of:=SUM([.B79:.G79])" office:value-type="time" office:time-value="PT04H30M00S">
            <text:p>04:30</text:p>
          </table:table-cell>
          <table:table-cell table:formula="of:=IF([.A79]&lt;=TODAY() ;[.I78]+[.H79];NA())" office:value-type="time" office:time-value="PT199H30M00S">
            <text:p>199:30</text:p>
          </table:table-cell>
          <table:table-cell table:formula="of:=[.J78]+[.$H$1]" office:value-type="time" office:time-value="PT202H07M30S">
            <text:p>202:07</text:p>
          </table:table-cell>
          <table:table-cell table:formula="of:=-[.J79]+[.I79]" office:value-type="time" office:time-value="-PT02H37M30S">
            <text:p>-02:37</text:p>
          </table:table-cell>
        </table:table-row>
        <table:table-row table:style-name="ro5">
          <table:table-cell table:formula="of:=[.A79]+1" office:value-type="date" office:date-value="2012-02-14">
            <text:p>Di, 14.02.2012</text:p>
          </table:table-cell>
          <table:table-cell table:style-name="ce7" office:value-type="time" office:time-value="PT02H00M00S">
            <text:p>02:00</text:p>
          </table:table-cell>
          <table:table-cell table:style-name="ce14" table:number-columns-repeated="4"/>
          <table:table-cell table:style-name="ce18" office:value-type="time" office:time-value="PT03H30M00S">
            <text:p>03:30</text:p>
          </table:table-cell>
          <table:table-cell table:formula="of:=SUM([.B80:.G80])" office:value-type="time" office:time-value="PT05H30M00S">
            <text:p>05:30</text:p>
          </table:table-cell>
          <table:table-cell table:formula="of:=IF([.A80]&lt;=TODAY() ;[.I79]+[.H80];NA())" office:value-type="time" office:time-value="PT205H00M00S">
            <text:p>205:00</text:p>
          </table:table-cell>
          <table:table-cell table:formula="of:=[.J79]+[.$H$1]" office:value-type="time" office:time-value="PT204H45M00S">
            <text:p>204:45</text:p>
          </table:table-cell>
          <table:table-cell table:formula="of:=-[.J80]+[.I80]" office:value-type="time" office:time-value="PT00H15M00S">
            <text:p>00:15</text:p>
          </table:table-cell>
        </table:table-row>
        <table:table-row table:style-name="ro5">
          <table:table-cell table:formula="of:=[.A80]+1" office:value-type="date" office:date-value="2012-02-15">
            <text:p>Mi, 15.02.2012</text:p>
          </table:table-cell>
          <table:table-cell table:style-name="ce7"/>
          <table:table-cell table:style-name="ce14" table:number-columns-repeated="4"/>
          <table:table-cell table:style-name="ce18"/>
          <table:table-cell table:formula="of:=SUM([.B81:.G81])" office:value-type="time" office:time-value="PT00H00M00S">
            <text:p>00:00</text:p>
          </table:table-cell>
          <table:table-cell table:formula="of:=IF([.A81]&lt;=TODAY() ;[.I80]+[.H81];NA())" office:value-type="time" office:time-value="PT00H00M00S">
            <text:p>#NV</text:p>
          </table:table-cell>
          <table:table-cell table:formula="of:=[.J80]+[.$H$1]" office:value-type="time" office:time-value="PT207H22M30S">
            <text:p>207:22</text:p>
          </table:table-cell>
          <table:table-cell table:formula="of:=-[.J81]+[.I81]" office:value-type="time" office:time-value="PT00H00M00S">
            <text:p>#NV</text:p>
          </table:table-cell>
        </table:table-row>
        <table:table-row table:style-name="ro5">
          <table:table-cell table:formula="of:=[.A81]+1" office:value-type="date" office:date-value="2012-02-16">
            <text:p>Do, 16.02.2012</text:p>
          </table:table-cell>
          <table:table-cell table:style-name="ce8"/>
          <table:table-cell table:style-name="ce15" table:number-columns-repeated="4"/>
          <table:table-cell table:style-name="ce19"/>
          <table:table-cell table:formula="of:=SUM([.B82:.G82])" office:value-type="time" office:time-value="PT00H00M00S">
            <text:p>00:00</text:p>
          </table:table-cell>
          <table:table-cell table:formula="of:=IF([.A82]&lt;=TODAY() ;[.I81]+[.H82];NA())" office:value-type="time" office:time-value="PT00H00M00S">
            <text:p>#NV</text:p>
          </table:table-cell>
          <table:table-cell table:formula="of:=[.J81]+[.$H$1]" office:value-type="time" office:time-value="PT210H00M00S">
            <text:p>210:00</text:p>
          </table:table-cell>
          <table:table-cell table:formula="of:=-[.J82]+[.I82]" office:value-type="time" office:time-value="PT00H00M00S">
            <text:p>#NV</text:p>
          </table:table-cell>
        </table:table-row>
        <table:table-row table:style-name="ro5">
          <table:table-cell table:style-name="ce2" office:value-type="string">
            <text:p>Ist</text:p>
          </table:table-cell>
          <table:table-cell table:style-name="ce9" table:formula="of:=SUM([.B3:.B82])" office:value-type="time" office:time-value="PT11H30M00S">
            <text:p>11:30</text:p>
          </table:table-cell>
          <table:table-cell table:style-name="ce9" table:formula="of:=SUM([.C3:.C82])" office:value-type="time" office:time-value="PT17H30M00S">
            <text:p>17:30</text:p>
          </table:table-cell>
          <table:table-cell table:style-name="ce9" table:formula="of:=SUM([.D3:.D82])" office:value-type="time" office:time-value="PT11H30M00S">
            <text:p>11:30</text:p>
          </table:table-cell>
          <table:table-cell table:style-name="ce9" table:formula="of:=SUM([.E3:.E82])" office:value-type="time" office:time-value="PT124H00M00S">
            <text:p>124:00</text:p>
          </table:table-cell>
          <table:table-cell table:style-name="ce9" table:formula="of:=SUM([.F3:.F82])" office:value-type="time" office:time-value="PT17H30M00S">
            <text:p>17:30</text:p>
          </table:table-cell>
          <table:table-cell table:style-name="ce9" table:formula="of:=SUM([.G3:.G82])" office:value-type="time" office:time-value="PT23H00M00S">
            <text:p>23:00</text:p>
          </table:table-cell>
          <table:table-cell table:formula="of:=SUM([.B83:.G83])" office:value-type="time" office:time-value="PT205H00M00S">
            <text:p>205:00</text:p>
          </table:table-cell>
          <table:table-cell table:style-name="Default" table:number-columns-repeated="3"/>
        </table:table-row>
        <table:table-row table:style-name="ro5">
          <table:table-cell table:style-name="ce2" office:value-type="string">
            <text:p>Soll</text:p>
          </table:table-cell>
          <table:table-cell table:style-name="ce9" office:value-type="time" office:time-value="PT10H00M00S">
            <text:p>10:00</text:p>
          </table:table-cell>
          <table:table-cell table:number-columns-repeated="2" table:style-name="ce9" office:value-type="time" office:time-value="PT15H00M00S">
            <text:p>15:00</text:p>
          </table:table-cell>
          <table:table-cell table:style-name="ce9" office:value-type="time" office:time-value="PT125H00M00S">
            <text:p>125:00</text:p>
          </table:table-cell>
          <table:table-cell table:style-name="ce9" office:value-type="time" office:time-value="PT15H00M00S">
            <text:p>15:00</text:p>
          </table:table-cell>
          <table:table-cell table:style-name="ce9" office:value-type="time" office:time-value="PT30H00M00S">
            <text:p>30:00</text:p>
          </table:table-cell>
          <table:table-cell table:style-name="ce10" table:formula="of:=SUM([.B84:.G84])" office:value-type="time" office:time-value="PT210H00M00S">
            <text:p>210:00</text:p>
          </table:table-cell>
          <table:table-cell table:style-name="Default" table:number-columns-repeated="3"/>
        </table:table-row>
        <table:table-row table:style-name="ro5">
          <table:table-cell table:style-name="ce2" office:value-type="string">
            <text:p>Diff</text:p>
          </table:table-cell>
          <table:table-cell table:style-name="ce10" table:formula="of:=-[.B84]+[.B83]" office:value-type="time" office:time-value="PT01H30M00S">
            <text:p>01:30</text:p>
          </table:table-cell>
          <table:table-cell table:style-name="ce10" table:formula="of:=-[.C84]+[.C83]" office:value-type="time" office:time-value="PT02H30M00S">
            <text:p>02:30</text:p>
          </table:table-cell>
          <table:table-cell table:style-name="ce10" table:formula="of:=-[.D84]+[.D83]" office:value-type="time" office:time-value="-PT03H30M00S">
            <text:p>-03:30</text:p>
          </table:table-cell>
          <table:table-cell table:style-name="ce10" table:formula="of:=-[.E84]+[.E83]" office:value-type="time" office:time-value="-PT01H00M00S">
            <text:p>-01:00</text:p>
          </table:table-cell>
          <table:table-cell table:style-name="ce10" table:formula="of:=-[.F84]+[.F83]" office:value-type="time" office:time-value="PT02H30M00S">
            <text:p>02:30</text:p>
          </table:table-cell>
          <table:table-cell table:style-name="ce10" table:formula="of:=-[.G84]+[.G83]" office:value-type="time" office:time-value="-PT07H00M00S">
            <text:p>-07:00</text:p>
          </table:table-cell>
          <table:table-cell table:style-name="ce10" table:formula="of:=-[.H84]+[.H83]" office:value-type="time" office:time-value="-PT05H00M00S">
            <text:p>-05:00</text:p>
          </table:table-cell>
          <table:table-cell table:style-name="Default" table:number-columns-repeated="3"/>
        </table:table-row>
        <table:table-row table:style-name="ro5">
          <table:table-cell table:style-name="Default"/>
          <table:table-cell table:style-name="ce11" table:formula="of:=[.B84]/[.$H84]" office:value-type="percentage" office:value="0.0476190476190476">
            <text:p>5%</text:p>
          </table:table-cell>
          <table:table-cell table:style-name="ce11" table:formula="of:=[.C84]/[.$H84]" office:value-type="percentage" office:value="0.0714285714285714">
            <text:p>7%</text:p>
          </table:table-cell>
          <table:table-cell table:style-name="ce11" table:formula="of:=[.D84]/[.$H84]" office:value-type="percentage" office:value="0.0714285714285714">
            <text:p>7%</text:p>
          </table:table-cell>
          <table:table-cell table:style-name="ce11" table:formula="of:=[.E84]/[.$H84]" office:value-type="percentage" office:value="0.595238095238095">
            <text:p>60%</text:p>
          </table:table-cell>
          <table:table-cell table:style-name="ce11" table:formula="of:=[.F84]/[.$H84]" office:value-type="percentage" office:value="0.0714285714285714">
            <text:p>7%</text:p>
          </table:table-cell>
          <table:table-cell table:style-name="ce11" table:formula="of:=[.G84]/[.$H84]" office:value-type="percentage" office:value="0.142857142857143">
            <text:p>14%</text:p>
          </table:table-cell>
          <table:table-cell table:style-name="ce11" table:formula="of:=SUM([.B86:.G86])" office:value-type="percentage" office:value="1">
            <text:p>100%</text:p>
          </table:table-cell>
          <table:table-cell table:style-name="Default" table:number-columns-repeated="3"/>
        </table:table-row>
      </table:table>
      <table:table table:name="Sheet2" table:style-name="ta1" table:print="false">
        <table:shapes>
          <draw:frame draw:z-index="0" draw:style-name="gr1" svg:width="33.669cm" svg:height="16.588cm" svg:x="0.091cm" svg:y="0.001cm">
            <draw:object draw:notify-on-update-of-ranges="Sheet1.A3:Sheet1.A82 Sheet1.J2:Sheet1.J2 Sheet1.J3:Sheet1.J82 Sheet1.I2:Sheet1.I2 Sheet1.I3:Sheet1.I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3.788cm" svg:height="11.801cm" svg:x="0cm" svg:y="16.666cm">
            <draw:object draw:notify-on-update-of-ranges="Sheet1.B2:Sheet1.G2 Sheet1.A83:Sheet1.A83 Sheet1.B83:Sheet1.G83 Sheet1.A85:Sheet1.A85 Sheet1.B85:Sheet1.G8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 number:truncate-on-overflow="false">
      <number:hours number:style="long"/>
      <number:text>:</number:text>
      <number:minutes number:style="long"/>
    </number:time-style>
    <number:time-style style:name="N111P0" style:volatile="true" number:truncate-on-overflow="false">
      <number:hours number:style="long"/>
      <number:text>:</number:text>
      <number:minutes number:style="long"/>
    </number:time-style>
    <number:time-style style:name="N111" number:truncate-on-overflow="false">
      <style:text-properties fo:color="#ff0000"/>
      <number:text>-</number:text>
      <number:hours number:style="long"/>
      <number:text>:</number:text>
      <number:minutes number:style="long"/>
      <style:map style:condition="value()&gt;=0" style:apply-style-name="N111P0"/>
    </number:time-style>
    <number:date-style style:name="N112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date-style style:name="N113">
      <number:day-of-week/>
      <number:text> </number:text>
      <number:day number:style="long"/>
      <number:text>.</number:text>
      <number:month number:style="long"/>
      <number:text>.</number:text>
      <number:year number:style="long"/>
    </number:date-style>
    <number:date-style style:name="N114">
      <number:day-of-week/>
      <number:day/>
      <number:text>, </number:text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21:41:35.45</meta:creation-date>
    <meta:editing-duration>P0D</meta:editing-duration>
    <meta:editing-cycles>1</meta:editing-cycles>
    <meta:generator>LibreOffice/3.5$Windows_x86 LibreOffice_project/7e68ba2-a744ebf-1f241b7-c506db1-7d53735</meta:generator>
    <meta:document-statistic meta:table-count="3" meta:cell-count="57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12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1">
      <style:chart-properties chart:display-label="true" chart:logarithmic="false" chart:minimum="0" chart:maximum="9.16666666666667" chart:interval-major="0.833333333333333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4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67cm" svg:height="16.589cm" xlink:href=".." xlink:type="simple" chart:class="chart:line" chart:column-mapping="1 0" chart:style-name="ch1">
        <chart:legend chart:legend-position="bottom" svg:x="12.552cm" svg:y="15.78cm" style:legend-expansion="wide" chart:style-name="ch2"/>
        <chart:plot-area chart:style-name="ch3" table:cell-range-address="Sheet1.A3:Sheet1.A82 Sheet1.I2:Sheet1.J82" chart:data-source-has-labels="both" svg:x="1.711cm" svg:y="1.459cm" svg:width="30.613cm" svg:height="12.982cm">
          <chartooo:coordinate-region svg:x="3.285cm" svg:y="1.671cm" svg:width="29.039cm" svg:height="12.097cm"/>
          <chart:axis chart:dimension="x" chart:name="primary-x" chart:style-name="ch4" chartooo:axis-type="date">
            <chartooo:date-scale chart:major-interval-value="14" chart:major-interval-unit="days"/>
            <chart:title svg:x="16.47cm" svg:y="14.773cm" chart:style-name="ch5">
              <text:p>Datum</text:p>
            </chart:title>
            <chart:categories table:cell-range-address="Sheet1.A3:Sheet1.A82"/>
          </chart:axis>
          <chart:axis chart:dimension="y" chart:name="primary-y" chart:style-name="ch6">
            <chart:title svg:x="0.451cm" svg:y="8.616cm" chart:style-name="ch7">
              <text:p>Stunden</text:p>
            </chart:title>
            <chart:grid chart:style-name="ch8" chart:class="major"/>
          </chart:axis>
          <chart:series chart:style-name="ch9" chart:values-cell-range-address="Sheet1.J3:Sheet1.J82" chart:label-cell-address="Sheet1.J2:Sheet1.J2" chart:class="chart:line">
            <chart:data-point chart:repeated="80"/>
          </chart:series>
          <chart:series chart:style-name="ch10" chart:values-cell-range-address="Sheet1.I3:Sheet1.I82" chart:label-cell-address="Sheet1.I2:Sheet1.I2" chart:class="chart:line"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samtsumme (Soll)</text:p>
                <draw:g>
                  <svg:desc>Sheet1.J2:Sheet1.J2</svg:desc>
                </draw:g>
              </table:table-cell>
              <table:table-cell office:value-type="string">
                <text:p>Gesamtsumme (Ist)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40876">
                <text:p>40880</text:p>
                <draw:g>
                  <svg:desc>Sheet1.A3:Sheet1.A82</svg:desc>
                </draw:g>
              </table:table-cell>
              <table:table-cell office:value-type="float" office:value="0.109375">
                <text:p>0.109375</text:p>
                <draw:g>
                  <svg:desc>Sheet1.J3:Sheet1.J82</svg:desc>
                </draw:g>
              </table:table-cell>
              <table:table-cell office:value-type="float" office:value="0.166666666666667">
                <text:p>0.166666666666667</text:p>
                <draw:g>
                  <svg:desc>Sheet1.I3:Sheet1.I82</svg:desc>
                </draw:g>
              </table:table-cell>
            </table:table-row>
            <table:table-row>
              <table:table-cell office:value-type="float" office:value="40877">
                <text:p>40880</text:p>
              </table:table-cell>
              <table:table-cell office:value-type="float" office:value="0.21875">
                <text:p>0.21875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0.328125">
                <text:p>0.3281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879">
                <text:p>40880</text:p>
              </table:table-cell>
              <table:table-cell office:value-type="float" office:value="0.4375">
                <text:p>0.4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0880">
                <text:p>40880</text:p>
              </table:table-cell>
              <table:table-cell office:value-type="float" office:value="0.546875">
                <text:p>0.546875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float" office:value="40881">
                <text:p>40880</text:p>
              </table:table-cell>
              <table:table-cell office:value-type="float" office:value="0.65625">
                <text:p>0.65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82">
                <text:p>40880</text:p>
              </table:table-cell>
              <table:table-cell office:value-type="float" office:value="0.765625">
                <text:p>0.765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83">
                <text:p>40880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84">
                <text:p>40880</text:p>
              </table:table-cell>
              <table:table-cell office:value-type="float" office:value="0.984375">
                <text:p>0.984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40885">
                <text:p>40890</text:p>
              </table:table-cell>
              <table:table-cell office:value-type="float" office:value="1.09375">
                <text:p>1.09375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float" office:value="40886">
                <text:p>40890</text:p>
              </table:table-cell>
              <table:table-cell office:value-type="float" office:value="1.203125">
                <text:p>1.203125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float" office:value="40887">
                <text:p>40890</text:p>
              </table:table-cell>
              <table:table-cell office:value-type="float" office:value="1.3125">
                <text:p>1.31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888">
                <text:p>40890</text:p>
              </table:table-cell>
              <table:table-cell office:value-type="float" office:value="1.421875">
                <text:p>1.421875</text:p>
              </table:table-cell>
              <table:table-cell office:value-type="float" office:value="1.64583333333333">
                <text:p>1.64583333333333</text:p>
              </table:table-cell>
            </table:table-row>
            <table:table-row>
              <table:table-cell office:value-type="float" office:value="40889">
                <text:p>40890</text:p>
              </table:table-cell>
              <table:table-cell office:value-type="float" office:value="1.53125">
                <text:p>1.53125</text:p>
              </table:table-cell>
              <table:table-cell office:value-type="float" office:value="1.89583333333333">
                <text:p>1.89583333333333</text:p>
              </table:table-cell>
            </table:table-row>
            <table:table-row>
              <table:table-cell office:value-type="float" office:value="40890">
                <text:p>40890</text:p>
              </table:table-cell>
              <table:table-cell office:value-type="float" office:value="1.640625">
                <text:p>1.640625</text:p>
              </table:table-cell>
              <table:table-cell office:value-type="float" office:value="2.10416666666667">
                <text:p>2.10416666666667</text:p>
              </table:table-cell>
            </table:table-row>
            <table:table-row>
              <table:table-cell office:value-type="float" office:value="40891">
                <text:p>40890</text:p>
              </table:table-cell>
              <table:table-cell office:value-type="float" office:value="1.75">
                <text:p>1.75</text:p>
              </table:table-cell>
              <table:table-cell office:value-type="float" office:value="2.29166666666667">
                <text:p>2.29166666666667</text:p>
              </table:table-cell>
            </table:table-row>
            <table:table-row>
              <table:table-cell office:value-type="float" office:value="40892">
                <text:p>40890</text:p>
              </table:table-cell>
              <table:table-cell office:value-type="float" office:value="1.859375">
                <text:p>1.859375</text:p>
              </table:table-cell>
              <table:table-cell office:value-type="float" office:value="2.47916666666667">
                <text:p>2.47916666666667</text:p>
              </table:table-cell>
            </table:table-row>
            <table:table-row>
              <table:table-cell office:value-type="float" office:value="40893">
                <text:p>40890</text:p>
              </table:table-cell>
              <table:table-cell office:value-type="float" office:value="1.96875">
                <text:p>1.96875</text:p>
              </table:table-cell>
              <table:table-cell office:value-type="float" office:value="2.64583333333333">
                <text:p>2.64583333333333</text:p>
              </table:table-cell>
            </table:table-row>
            <table:table-row>
              <table:table-cell office:value-type="float" office:value="40894">
                <text:p>40890</text:p>
              </table:table-cell>
              <table:table-cell office:value-type="float" office:value="2.078125">
                <text:p>2.078125</text:p>
              </table:table-cell>
              <table:table-cell office:value-type="float" office:value="2.85416666666667">
                <text:p>2.85416666666667</text:p>
              </table:table-cell>
            </table:table-row>
            <table:table-row>
              <table:table-cell office:value-type="float" office:value="40895">
                <text:p>40900</text:p>
              </table:table-cell>
              <table:table-cell office:value-type="float" office:value="2.1875">
                <text:p>2.1875</text:p>
              </table:table-cell>
              <table:table-cell office:value-type="float" office:value="2.97916666666667">
                <text:p>2.97916666666667</text:p>
              </table:table-cell>
            </table:table-row>
            <table:table-row>
              <table:table-cell office:value-type="float" office:value="40896">
                <text:p>40900</text:p>
              </table:table-cell>
              <table:table-cell office:value-type="float" office:value="2.296875">
                <text:p>2.296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97">
                <text:p>40900</text:p>
              </table:table-cell>
              <table:table-cell office:value-type="float" office:value="2.40625">
                <text:p>2.40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98">
                <text:p>40900</text:p>
              </table:table-cell>
              <table:table-cell office:value-type="float" office:value="2.515625">
                <text:p>2.515625</text:p>
              </table:table-cell>
              <table:table-cell office:value-type="float" office:value="3.04166666666667">
                <text:p>3.04166666666667</text:p>
              </table:table-cell>
            </table:table-row>
            <table:table-row>
              <table:table-cell office:value-type="float" office:value="40899">
                <text:p>40900</text:p>
              </table:table-cell>
              <table:table-cell office:value-type="float" office:value="2.625">
                <text:p>2.62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2.734375">
                <text:p>2.734375</text:p>
              </table:table-cell>
              <table:table-cell office:value-type="float" office:value="3.20833333333333">
                <text:p>3.20833333333333</text:p>
              </table:table-cell>
            </table:table-row>
            <table:table-row>
              <table:table-cell office:value-type="float" office:value="40901">
                <text:p>40900</text:p>
              </table:table-cell>
              <table:table-cell office:value-type="float" office:value="2.84375">
                <text:p>2.84375</text:p>
              </table:table-cell>
              <table:table-cell office:value-type="float" office:value="3.27083333333333">
                <text:p>3.27083333333333</text:p>
              </table:table-cell>
            </table:table-row>
            <table:table-row>
              <table:table-cell office:value-type="float" office:value="40902">
                <text:p>40900</text:p>
              </table:table-cell>
              <table:table-cell office:value-type="float" office:value="2.953125">
                <text:p>2.953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0903">
                <text:p>40900</text:p>
              </table:table-cell>
              <table:table-cell office:value-type="float" office:value="3.0625">
                <text:p>3.0625</text:p>
              </table:table-cell>
              <table:table-cell office:value-type="float" office:value="3.54166666666667">
                <text:p>3.54166666666667</text:p>
              </table:table-cell>
            </table:table-row>
            <table:table-row>
              <table:table-cell office:value-type="float" office:value="40904">
                <text:p>40900</text:p>
              </table:table-cell>
              <table:table-cell office:value-type="float" office:value="3.171875">
                <text:p>3.171875</text:p>
              </table:table-cell>
              <table:table-cell office:value-type="float" office:value="3.54166666666667">
                <text:p>3.54166666666667</text:p>
              </table:table-cell>
            </table:table-row>
            <table:table-row>
              <table:table-cell office:value-type="float" office:value="40905">
                <text:p>40910</text:p>
              </table:table-cell>
              <table:table-cell office:value-type="float" office:value="3.28125">
                <text:p>3.2812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0906">
                <text:p>40910</text:p>
              </table:table-cell>
              <table:table-cell office:value-type="float" office:value="3.390625">
                <text:p>3.390625</text:p>
              </table:table-cell>
              <table:table-cell office:value-type="float" office:value="3.70833333333333">
                <text:p>3.70833333333333</text:p>
              </table:table-cell>
            </table:table-row>
            <table:table-row>
              <table:table-cell office:value-type="float" office:value="40907">
                <text:p>40910</text:p>
              </table:table-cell>
              <table:table-cell office:value-type="float" office:value="3.5">
                <text:p>3.5</text:p>
              </table:table-cell>
              <table:table-cell office:value-type="float" office:value="3.79166666666667">
                <text:p>3.79166666666667</text:p>
              </table:table-cell>
            </table:table-row>
            <table:table-row>
              <table:table-cell office:value-type="float" office:value="40908">
                <text:p>40910</text:p>
              </table:table-cell>
              <table:table-cell office:value-type="float" office:value="3.609375">
                <text:p>3.609375</text:p>
              </table:table-cell>
              <table:table-cell office:value-type="float" office:value="3.9375">
                <text:p>3.937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3.71875">
                <text:p>3.71875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float" office:value="40910">
                <text:p>40910</text:p>
              </table:table-cell>
              <table:table-cell office:value-type="float" office:value="3.828125">
                <text:p>3.828125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3.9375">
                <text:p>3.9375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float" office:value="40912">
                <text:p>40910</text:p>
              </table:table-cell>
              <table:table-cell office:value-type="float" office:value="4.046875">
                <text:p>4.046875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float" office:value="40913">
                <text:p>40910</text:p>
              </table:table-cell>
              <table:table-cell office:value-type="float" office:value="4.15625">
                <text:p>4.15625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float" office:value="40914">
                <text:p>40910</text:p>
              </table:table-cell>
              <table:table-cell office:value-type="float" office:value="4.265625">
                <text:p>4.265625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float" office:value="40915">
                <text:p>40920</text:p>
              </table:table-cell>
              <table:table-cell office:value-type="float" office:value="4.375">
                <text:p>4.375</text:p>
              </table:table-cell>
              <table:table-cell office:value-type="float" office:value="4.45833333333333">
                <text:p>4.45833333333333</text:p>
              </table:table-cell>
            </table:table-row>
            <table:table-row>
              <table:table-cell office:value-type="float" office:value="40916">
                <text:p>40920</text:p>
              </table:table-cell>
              <table:table-cell office:value-type="float" office:value="4.484375">
                <text:p>4.484375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40917">
                <text:p>40920</text:p>
              </table:table-cell>
              <table:table-cell office:value-type="float" office:value="4.59375">
                <text:p>4.59375</text:p>
              </table:table-cell>
              <table:table-cell office:value-type="float" office:value="4.8125">
                <text:p>4.8125</text:p>
              </table:table-cell>
            </table:table-row>
            <table:table-row>
              <table:table-cell office:value-type="float" office:value="40918">
                <text:p>40920</text:p>
              </table:table-cell>
              <table:table-cell office:value-type="float" office:value="4.703125">
                <text:p>4.703125</text:p>
              </table:table-cell>
              <table:table-cell office:value-type="float" office:value="4.91666666666667">
                <text:p>4.91666666666667</text:p>
              </table:table-cell>
            </table:table-row>
            <table:table-row>
              <table:table-cell office:value-type="float" office:value="40919">
                <text:p>40920</text:p>
              </table:table-cell>
              <table:table-cell office:value-type="float" office:value="4.8125">
                <text:p>4.8125</text:p>
              </table:table-cell>
              <table:table-cell office:value-type="float" office:value="4.91666666666667">
                <text:p>4.91666666666667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4.921875">
                <text:p>4.921875</text:p>
              </table:table-cell>
              <table:table-cell office:value-type="float" office:value="5.04166666666667">
                <text:p>5.04166666666667</text:p>
              </table:table-cell>
            </table:table-row>
            <table:table-row>
              <table:table-cell office:value-type="float" office:value="40921">
                <text:p>40920</text:p>
              </table:table-cell>
              <table:table-cell office:value-type="float" office:value="5.03125">
                <text:p>5.03125</text:p>
              </table:table-cell>
              <table:table-cell office:value-type="float" office:value="5.14583333333333">
                <text:p>5.14583333333333</text:p>
              </table:table-cell>
            </table:table-row>
            <table:table-row>
              <table:table-cell office:value-type="float" office:value="40922">
                <text:p>40920</text:p>
              </table:table-cell>
              <table:table-cell office:value-type="float" office:value="5.140625">
                <text:p>5.140625</text:p>
              </table:table-cell>
              <table:table-cell office:value-type="float" office:value="5.27083333333333">
                <text:p>5.27083333333333</text:p>
              </table:table-cell>
            </table:table-row>
            <table:table-row>
              <table:table-cell office:value-type="float" office:value="40923">
                <text:p>40920</text:p>
              </table:table-cell>
              <table:table-cell office:value-type="float" office:value="5.25">
                <text:p>5.25</text:p>
              </table:table-cell>
              <table:table-cell office:value-type="float" office:value="5.45833333333333">
                <text:p>5.45833333333333</text:p>
              </table:table-cell>
            </table:table-row>
            <table:table-row>
              <table:table-cell office:value-type="float" office:value="40924">
                <text:p>40920</text:p>
              </table:table-cell>
              <table:table-cell office:value-type="float" office:value="5.359375">
                <text:p>5.359375</text:p>
              </table:table-cell>
              <table:table-cell office:value-type="float" office:value="5.70833333333333">
                <text:p>5.70833333333333</text:p>
              </table:table-cell>
            </table:table-row>
            <table:table-row>
              <table:table-cell office:value-type="float" office:value="40925">
                <text:p>40930</text:p>
              </table:table-cell>
              <table:table-cell office:value-type="float" office:value="5.46875">
                <text:p>5.4687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0926">
                <text:p>40930</text:p>
              </table:table-cell>
              <table:table-cell office:value-type="float" office:value="5.578125">
                <text:p>5.578125</text:p>
              </table:table-cell>
              <table:table-cell office:value-type="float" office:value="5.79166666666667">
                <text:p>5.79166666666667</text:p>
              </table:table-cell>
            </table:table-row>
            <table:table-row>
              <table:table-cell office:value-type="float" office:value="40927">
                <text:p>40930</text:p>
              </table:table-cell>
              <table:table-cell office:value-type="float" office:value="5.6875">
                <text:p>5.6875</text:p>
              </table:table-cell>
              <table:table-cell office:value-type="float" office:value="5.89583333333333">
                <text:p>5.89583333333333</text:p>
              </table:table-cell>
            </table:table-row>
            <table:table-row>
              <table:table-cell office:value-type="float" office:value="40928">
                <text:p>40930</text:p>
              </table:table-cell>
              <table:table-cell office:value-type="float" office:value="5.796875">
                <text:p>5.796875</text:p>
              </table:table-cell>
              <table:table-cell office:value-type="float" office:value="6.02083333333333">
                <text:p>6.02083333333333</text:p>
              </table:table-cell>
            </table:table-row>
            <table:table-row>
              <table:table-cell office:value-type="float" office:value="40929">
                <text:p>40930</text:p>
              </table:table-cell>
              <table:table-cell office:value-type="float" office:value="5.90625">
                <text:p>5.90625</text:p>
              </table:table-cell>
              <table:table-cell office:value-type="float" office:value="6.1875">
                <text:p>6.1875</text:p>
              </table:table-cell>
            </table:table-row>
            <table:table-row>
              <table:table-cell office:value-type="float" office:value="40930">
                <text:p>40930</text:p>
              </table:table-cell>
              <table:table-cell office:value-type="float" office:value="6.015625">
                <text:p>6.015625</text:p>
              </table:table-cell>
              <table:table-cell office:value-type="float" office:value="6.1875">
                <text:p>6.1875</text:p>
              </table:table-cell>
            </table:table-row>
            <table:table-row>
              <table:table-cell office:value-type="float" office:value="40931">
                <text:p>40930</text:p>
              </table:table-cell>
              <table:table-cell office:value-type="float" office:value="6.125">
                <text:p>6.125</text:p>
              </table:table-cell>
              <table:table-cell office:value-type="float" office:value="6.22916666666667">
                <text:p>6.22916666666667</text:p>
              </table:table-cell>
            </table:table-row>
            <table:table-row>
              <table:table-cell office:value-type="float" office:value="40932">
                <text:p>40930</text:p>
              </table:table-cell>
              <table:table-cell office:value-type="float" office:value="6.234375">
                <text:p>6.234375</text:p>
              </table:table-cell>
              <table:table-cell office:value-type="float" office:value="6.22916666666667">
                <text:p>6.22916666666667</text:p>
              </table:table-cell>
            </table:table-row>
            <table:table-row>
              <table:table-cell office:value-type="float" office:value="40933">
                <text:p>40930</text:p>
              </table:table-cell>
              <table:table-cell office:value-type="float" office:value="6.34375">
                <text:p>6.34375</text:p>
              </table:table-cell>
              <table:table-cell office:value-type="float" office:value="6.27083333333334">
                <text:p>6.27083333333334</text:p>
              </table:table-cell>
            </table:table-row>
            <table:table-row>
              <table:table-cell office:value-type="float" office:value="40934">
                <text:p>40930</text:p>
              </table:table-cell>
              <table:table-cell office:value-type="float" office:value="6.453125">
                <text:p>6.453125</text:p>
              </table:table-cell>
              <table:table-cell office:value-type="float" office:value="6.33333333333334">
                <text:p>6.33333333333334</text:p>
              </table:table-cell>
            </table:table-row>
            <table:table-row>
              <table:table-cell office:value-type="float" office:value="40935">
                <text:p>40940</text:p>
              </table:table-cell>
              <table:table-cell office:value-type="float" office:value="6.5625">
                <text:p>6.5625</text:p>
              </table:table-cell>
              <table:table-cell office:value-type="float" office:value="6.35416666666667">
                <text:p>6.35416666666667</text:p>
              </table:table-cell>
            </table:table-row>
            <table:table-row>
              <table:table-cell office:value-type="float" office:value="40936">
                <text:p>40940</text:p>
              </table:table-cell>
              <table:table-cell office:value-type="float" office:value="6.671875">
                <text:p>6.671875</text:p>
              </table:table-cell>
              <table:table-cell office:value-type="float" office:value="6.58333333333334">
                <text:p>6.58333333333334</text:p>
              </table:table-cell>
            </table:table-row>
            <table:table-row>
              <table:table-cell office:value-type="float" office:value="40937">
                <text:p>40940</text:p>
              </table:table-cell>
              <table:table-cell office:value-type="float" office:value="6.78125">
                <text:p>6.78125</text:p>
              </table:table-cell>
              <table:table-cell office:value-type="float" office:value="6.79166666666667">
                <text:p>6.79166666666667</text:p>
              </table:table-cell>
            </table:table-row>
            <table:table-row>
              <table:table-cell office:value-type="float" office:value="40938">
                <text:p>40940</text:p>
              </table:table-cell>
              <table:table-cell office:value-type="float" office:value="6.890625">
                <text:p>6.890625</text:p>
              </table:table-cell>
              <table:table-cell office:value-type="float" office:value="6.79166666666667">
                <text:p>6.79166666666667</text:p>
              </table:table-cell>
            </table:table-row>
            <table:table-row>
              <table:table-cell office:value-type="float" office:value="40939">
                <text:p>40940</text:p>
              </table:table-cell>
              <table:table-cell office:value-type="float" office:value="7">
                <text:p>7</text:p>
              </table:table-cell>
              <table:table-cell office:value-type="float" office:value="6.79166666666667">
                <text:p>6.791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.109375">
                <text:p>7.109375</text:p>
              </table:table-cell>
              <table:table-cell office:value-type="float" office:value="6.79166666666667">
                <text:p>6.79166666666667</text:p>
              </table:table-cell>
            </table:table-row>
            <table:table-row>
              <table:table-cell office:value-type="float" office:value="40941">
                <text:p>40940</text:p>
              </table:table-cell>
              <table:table-cell office:value-type="float" office:value="7.21875">
                <text:p>7.21875</text:p>
              </table:table-cell>
              <table:table-cell office:value-type="float" office:value="6.79166666666667">
                <text:p>6.79166666666667</text:p>
              </table:table-cell>
            </table:table-row>
            <table:table-row>
              <table:table-cell office:value-type="float" office:value="40942">
                <text:p>40940</text:p>
              </table:table-cell>
              <table:table-cell office:value-type="float" office:value="7.328125">
                <text:p>7.328125</text:p>
              </table:table-cell>
              <table:table-cell office:value-type="float" office:value="6.79166666666667">
                <text:p>6.79166666666667</text:p>
              </table:table-cell>
            </table:table-row>
            <table:table-row>
              <table:table-cell office:value-type="float" office:value="40943">
                <text:p>40940</text:p>
              </table:table-cell>
              <table:table-cell office:value-type="float" office:value="7.4375">
                <text:p>7.4375</text:p>
              </table:table-cell>
              <table:table-cell office:value-type="float" office:value="6.79166666666667">
                <text:p>6.79166666666667</text:p>
              </table:table-cell>
            </table:table-row>
            <table:table-row>
              <table:table-cell office:value-type="float" office:value="40944">
                <text:p>40940</text:p>
              </table:table-cell>
              <table:table-cell office:value-type="float" office:value="7.546875">
                <text:p>7.546875</text:p>
              </table:table-cell>
              <table:table-cell office:value-type="float" office:value="6.97916666666667">
                <text:p>6.97916666666667</text:p>
              </table:table-cell>
            </table:table-row>
            <table:table-row>
              <table:table-cell office:value-type="float" office:value="40945">
                <text:p>40950</text:p>
              </table:table-cell>
              <table:table-cell office:value-type="float" office:value="7.65625">
                <text:p>7.65625</text:p>
              </table:table-cell>
              <table:table-cell office:value-type="float" office:value="7.10416666666667">
                <text:p>7.10416666666667</text:p>
              </table:table-cell>
            </table:table-row>
            <table:table-row>
              <table:table-cell office:value-type="float" office:value="40946">
                <text:p>40950</text:p>
              </table:table-cell>
              <table:table-cell office:value-type="float" office:value="7.765625">
                <text:p>7.765625</text:p>
              </table:table-cell>
              <table:table-cell office:value-type="float" office:value="7.22916666666667">
                <text:p>7.22916666666667</text:p>
              </table:table-cell>
            </table:table-row>
            <table:table-row>
              <table:table-cell office:value-type="float" office:value="40947">
                <text:p>40950</text:p>
              </table:table-cell>
              <table:table-cell office:value-type="float" office:value="7.875">
                <text:p>7.875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float" office:value="40948">
                <text:p>40950</text:p>
              </table:table-cell>
              <table:table-cell office:value-type="float" office:value="7.984375">
                <text:p>7.984375</text:p>
              </table:table-cell>
              <table:table-cell office:value-type="float" office:value="7.54166666666667">
                <text:p>7.54166666666667</text:p>
              </table:table-cell>
            </table:table-row>
            <table:table-row>
              <table:table-cell office:value-type="float" office:value="40949">
                <text:p>40950</text:p>
              </table:table-cell>
              <table:table-cell office:value-type="float" office:value="8.09375">
                <text:p>8.09375</text:p>
              </table:table-cell>
              <table:table-cell office:value-type="float" office:value="7.64583333333334">
                <text:p>7.64583333333334</text:p>
              </table:table-cell>
            </table:table-row>
            <table:table-row>
              <table:table-cell office:value-type="float" office:value="40950">
                <text:p>40950</text:p>
              </table:table-cell>
              <table:table-cell office:value-type="float" office:value="8.203125">
                <text:p>8.203125</text:p>
              </table:table-cell>
              <table:table-cell office:value-type="float" office:value="7.85416666666667">
                <text:p>7.85416666666667</text:p>
              </table:table-cell>
            </table:table-row>
            <table:table-row>
              <table:table-cell office:value-type="float" office:value="40951">
                <text:p>40950</text:p>
              </table:table-cell>
              <table:table-cell office:value-type="float" office:value="8.3125">
                <text:p>8.3125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float" office:value="40952">
                <text:p>40950</text:p>
              </table:table-cell>
              <table:table-cell office:value-type="float" office:value="8.421875">
                <text:p>8.421875</text:p>
              </table:table-cell>
              <table:table-cell office:value-type="float" office:value="8.3125">
                <text:p>8.3125</text:p>
              </table:table-cell>
            </table:table-row>
            <table:table-row>
              <table:table-cell office:value-type="float" office:value="40953">
                <text:p>40950</text:p>
              </table:table-cell>
              <table:table-cell office:value-type="float" office:value="8.53125">
                <text:p>8.53125</text:p>
              </table:table-cell>
              <table:table-cell office:value-type="float" office:value="8.54166666666667">
                <text:p>8.54166666666667</text:p>
              </table:table-cell>
            </table:table-row>
            <table:table-row>
              <table:table-cell office:value-type="float" office:value="40954">
                <text:p>40950</text:p>
              </table:table-cell>
              <table:table-cell office:value-type="float" office:value="8.640625">
                <text:p>8.64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55">
                <text:p>40960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1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41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789cm" svg:height="11.802cm" xlink:href=".." xlink:type="simple" chart:class="chart:bar" chart:style-name="ch1">
        <chart:legend chart:legend-position="end" svg:x="32.558cm" svg:y="5.327cm" style:legend-expansion="high" chart:style-name="ch2"/>
        <chart:plot-area chart:style-name="ch3" table:cell-range-address="Sheet1.B2:Sheet1.G2 Sheet1.A83:Sheet1.G83 Sheet1.A85:Sheet1.G85" chart:data-source-has-labels="both" svg:x="1.713cm" svg:y="1.079cm" svg:width="29.495cm" svg:height="9.479cm">
          <chartooo:coordinate-region svg:x="3.287cm" svg:y="1.753cm" svg:width="27.921cm" svg:height="8.593cm"/>
          <chart:axis chart:dimension="x" chart:name="primary-x" chart:style-name="ch4" chartooo:axis-type="auto">
            <chartooo:date-scale/>
            <chart:title svg:x="15.847cm" svg:y="10.795cm" chart:style-name="ch5">
              <text:p>Bereich</text:p>
            </chart:title>
            <chart:categories table:cell-range-address="Sheet1.B2:Sheet1.G2"/>
          </chart:axis>
          <chart:axis chart:dimension="y" chart:name="primary-y" chart:style-name="ch6">
            <chart:title svg:x="0.451cm" svg:y="6.484cm" chart:style-name="ch7">
              <text:p>Stunden</text:p>
            </chart:title>
            <chart:grid chart:style-name="ch8" chart:class="major"/>
          </chart:axis>
          <chart:series chart:style-name="ch9" chart:values-cell-range-address="Sheet1.B83:Sheet1.G83" chart:label-cell-address="Sheet1.A83:Sheet1.A83" chart:class="chart:bar">
            <chart:data-point chart:repeated="6"/>
          </chart:series>
          <chart:series chart:style-name="ch10" chart:values-cell-range-address="Sheet1.B85:Sheet1.G85" chart:label-cell-address="Sheet1.A85:Sheet1.A8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ktmanagement</text:p>
                <draw:g>
                  <svg:desc>Sheet1.B2:Sheet1.G2</svg:desc>
                </draw:g>
              </table:table-cell>
              <table:table-cell office:value-type="string">
                <text:p>Anforderungsermittlung und Konzeption</text:p>
              </table:table-cell>
              <table:table-cell office:value-type="string">
                <text:p>Architektur</text:p>
              </table:table-cell>
              <table:table-cell office:value-type="string">
                <text:p>Implementierung</text:p>
              </table:table-cell>
              <table:table-cell office:value-type="string">
                <text:p>Dokumentation</text:p>
              </table:table-cell>
              <table:table-cell office:value-type="string">
                <text:p>Testen</text:p>
              </table:table-cell>
            </table:table-row>
          </table:table-header-rows>
          <table:table-rows>
            <table:table-row>
              <table:table-cell office:value-type="string">
                <text:p>Ist</text:p>
                <draw:g>
                  <svg:desc>Sheet1.A83:Sheet1.A83</svg:desc>
                </draw:g>
              </table:table-cell>
              <table:table-cell office:value-type="float" office:value="0.479166666666667">
                <text:p>0.479166666666667</text:p>
                <draw:g>
                  <svg:desc>Sheet1.B83:Sheet1.G83</svg:desc>
                </draw:g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Diff</text:p>
                <draw:g>
                  <svg:desc>Sheet1.A85:Sheet1.A85</svg:desc>
                </draw:g>
              </table:table-cell>
              <table:table-cell office:value-type="float" office:value="0.0624999999999999">
                <text:p>0.0624999999999999</text:p>
                <draw:g>
                  <svg:desc>Sheet1.B85:Sheet1.G85</svg:desc>
                </draw:g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0.145833333333333">
                <text:p>-0.145833333333333</text:p>
              </table:table-cell>
              <table:table-cell office:value-type="float" office:value="-0.0416666666666661">
                <text:p>-0.0416666666666661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0.291666666666667">
                <text:p>-0.291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